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DE0000C0C7000052D1BFB713B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9118in" fo:margin-left="1.0181in" table:align="left"/>
    </style:style>
    <style:style style:name="Table2.A" style:family="table-column">
      <style:table-column-properties style:column-width="5.9118in"/>
    </style:style>
    <style:style style:name="Table2.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6243in"/>
    </style:style>
    <style:style style:name="Table1.B" style:family="table-column">
      <style:table-column-properties style:column-width="1.4764in"/>
    </style:style>
    <style:style style:name="Table1.C" style:family="table-column">
      <style:table-column-properties style:column-width="2.5in"/>
    </style:style>
    <style:style style:name="Table1.D" style:family="table-column">
      <style:table-column-properties style:column-width="1.3889in"/>
    </style:style>
    <style:style style:name="Table1.E"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5.9118in" fo:margin-left="1.0181in" table:align="left"/>
    </style:style>
    <style:style style:name="Table3.A" style:family="table-column">
      <style:table-column-properties style:column-width="5.911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officeooo:paragraph-rsid="0016c5a1"/>
    </style:style>
    <style:style style:name="P2" style:family="paragraph" style:parent-style-name="Standard">
      <style:text-properties officeooo:rsid="0016c5a1" officeooo:paragraph-rsid="0016c5a1"/>
    </style:style>
    <style:style style:name="P3" style:family="paragraph" style:parent-style-name="Standard">
      <style:paragraph-properties fo:text-align="center" style:justify-single-word="false"/>
      <style:text-properties officeooo:rsid="0016c5a1" officeooo:paragraph-rsid="0016c5a1"/>
    </style:style>
    <style:style style:name="P4" style:family="paragraph" style:parent-style-name="Standard">
      <style:text-properties officeooo:rsid="0016c5a1" officeooo:paragraph-rsid="0043cc9c"/>
    </style:style>
    <style:style style:name="P5" style:family="paragraph" style:parent-style-name="Standard">
      <style:text-properties officeooo:rsid="0016c5a1" officeooo:paragraph-rsid="00c0b7aa"/>
    </style:style>
    <style:style style:name="P6" style:family="paragraph" style:parent-style-name="Standard">
      <style:paragraph-properties fo:text-align="center" style:justify-single-word="false"/>
      <style:text-properties fo:font-size="11pt" officeooo:rsid="0016c5a1" officeooo:paragraph-rsid="0016c5a1" style:font-size-asian="11pt" style:font-size-complex="11pt"/>
    </style:style>
    <style:style style:name="P7" style:family="paragraph" style:parent-style-name="Standard">
      <style:text-properties fo:color="#000000" style:font-name="Courier New" fo:font-size="9pt" style:font-size-asian="9pt"/>
    </style:style>
    <style:style style:name="P8" style:family="paragraph" style:parent-style-name="Standard">
      <style:text-properties fo:color="#000000" style:font-name="Courier New" fo:font-size="9pt" officeooo:rsid="00a730bb" officeooo:paragraph-rsid="00a730bb" style:font-size-asian="9pt"/>
    </style:style>
    <style:style style:name="P9" style:family="paragraph" style:parent-style-name="Standard">
      <style:paragraph-properties fo:text-align="justify" style:justify-single-word="false"/>
      <style:text-properties fo:color="#000000" style:font-name="Courier New" fo:font-size="9pt" style:font-size-asian="9pt"/>
    </style:style>
    <style:style style:name="P10" style:family="paragraph" style:parent-style-name="Standard">
      <style:text-properties fo:color="#000000" style:font-name="Courier New" fo:font-size="9pt" officeooo:rsid="00b7d1a5" officeooo:paragraph-rsid="00b7d1a5" style:font-size-asian="9pt"/>
    </style:style>
    <style:style style:name="P11" style:family="paragraph" style:parent-style-name="Table_20_Contents">
      <style:text-properties style:font-name="Arial" fo:font-size="9pt" officeooo:rsid="003c2eb0" officeooo:paragraph-rsid="0043cc9c" style:font-size-asian="9pt" style:font-size-complex="9pt"/>
    </style:style>
    <style:style style:name="P12" style:family="paragraph" style:parent-style-name="Table_20_Contents">
      <style:text-properties style:font-name="Arial" fo:font-size="9pt" officeooo:rsid="003c2eb0" officeooo:paragraph-rsid="0066482b" style:font-size-asian="9pt" style:font-size-complex="9pt"/>
    </style:style>
    <style:style style:name="P13" style:family="paragraph" style:parent-style-name="Table_20_Contents">
      <style:text-properties style:font-name="Arial" fo:font-size="9pt" officeooo:rsid="002b695f" officeooo:paragraph-rsid="0043cc9c" style:font-size-asian="9pt" style:font-size-complex="9pt"/>
    </style:style>
    <style:style style:name="P14" style:family="paragraph" style:parent-style-name="Table_20_Contents">
      <style:text-properties style:font-name="Arial" fo:font-size="9pt" officeooo:rsid="0033c5c7" officeooo:paragraph-rsid="0043cc9c" style:font-size-asian="9pt" style:font-size-complex="9pt"/>
    </style:style>
    <style:style style:name="P15" style:family="paragraph" style:parent-style-name="Table_20_Contents">
      <style:text-properties style:font-name="Arial" fo:font-size="9pt" officeooo:rsid="001fb3db" officeooo:paragraph-rsid="0043cc9c" style:font-size-asian="9pt" style:font-size-complex="9pt"/>
    </style:style>
    <style:style style:name="P16" style:family="paragraph" style:parent-style-name="Table_20_Contents">
      <style:text-properties style:font-name="Arial" fo:font-size="9pt" officeooo:rsid="001fb3db" officeooo:paragraph-rsid="004863d9" style:font-size-asian="9pt" style:font-size-complex="9pt"/>
    </style:style>
    <style:style style:name="P17" style:family="paragraph" style:parent-style-name="Table_20_Contents">
      <style:text-properties style:font-name="Arial" fo:font-size="9pt" officeooo:rsid="001fb3db" officeooo:paragraph-rsid="005a3ea7" style:font-size-asian="9pt" style:font-size-complex="9pt"/>
    </style:style>
    <style:style style:name="P18" style:family="paragraph" style:parent-style-name="Table_20_Contents">
      <style:text-properties style:font-name="Arial" fo:font-size="9pt" officeooo:rsid="0024ee06" officeooo:paragraph-rsid="0043cc9c" style:font-size-asian="9pt" style:font-size-complex="9pt"/>
    </style:style>
    <style:style style:name="P19" style:family="paragraph" style:parent-style-name="Table_20_Contents">
      <style:text-properties style:font-name="Arial" fo:font-size="9pt" officeooo:rsid="00213b82" officeooo:paragraph-rsid="0043cc9c" style:font-size-asian="9pt" style:font-size-complex="9pt"/>
    </style:style>
    <style:style style:name="P20" style:family="paragraph" style:parent-style-name="Table_20_Contents">
      <style:text-properties style:font-name="Arial" fo:font-size="9pt" officeooo:rsid="00213b82" officeooo:paragraph-rsid="004c5289" style:font-size-asian="9pt" style:font-size-complex="9pt"/>
    </style:style>
    <style:style style:name="P21" style:family="paragraph" style:parent-style-name="Table_20_Contents">
      <style:text-properties style:font-name="Arial" fo:font-size="9pt" officeooo:rsid="0021b3be" officeooo:paragraph-rsid="0043cc9c" style:font-size-asian="9pt" style:font-size-complex="9pt"/>
    </style:style>
    <style:style style:name="P22" style:family="paragraph" style:parent-style-name="Table_20_Contents">
      <style:text-properties style:font-name="Arial" fo:font-size="9pt" officeooo:rsid="00357a30" officeooo:paragraph-rsid="0043cc9c" style:font-size-asian="9pt" style:font-size-complex="9pt"/>
    </style:style>
    <style:style style:name="P23" style:family="paragraph" style:parent-style-name="Table_20_Contents">
      <style:text-properties style:font-name="Arial" fo:font-size="9pt" officeooo:rsid="00368605" officeooo:paragraph-rsid="0043cc9c" style:font-size-asian="9pt" style:font-size-complex="9pt"/>
    </style:style>
    <style:style style:name="P24" style:family="paragraph" style:parent-style-name="Table_20_Contents">
      <style:text-properties style:font-name="Arial" fo:font-size="9pt" officeooo:paragraph-rsid="0043cc9c" style:font-size-asian="9pt" style:font-size-complex="9pt"/>
    </style:style>
    <style:style style:name="P25" style:family="paragraph" style:parent-style-name="Table_20_Contents">
      <style:text-properties style:font-name="Arial" fo:font-size="9pt" officeooo:rsid="00384385" officeooo:paragraph-rsid="0043cc9c" style:font-size-asian="9pt" style:font-size-complex="9pt"/>
    </style:style>
    <style:style style:name="P26" style:family="paragraph" style:parent-style-name="Table_20_Contents">
      <style:text-properties style:font-name="Arial" fo:font-size="9pt" officeooo:paragraph-rsid="00504d3d" style:font-size-asian="9pt" style:font-size-complex="9pt"/>
    </style:style>
    <style:style style:name="P27" style:family="paragraph" style:parent-style-name="Table_20_Contents">
      <style:text-properties style:font-name="Arial" fo:font-size="9pt" officeooo:rsid="00649613" officeooo:paragraph-rsid="00649613" style:font-size-asian="9pt" style:font-size-complex="9pt"/>
    </style:style>
    <style:style style:name="P28" style:family="paragraph" style:parent-style-name="Table_20_Contents">
      <style:text-properties style:font-name="Arial" fo:font-size="9pt" officeooo:rsid="006ace33" officeooo:paragraph-rsid="006ace33" style:font-size-asian="9pt" style:font-size-complex="9pt"/>
    </style:style>
    <style:style style:name="P29" style:family="paragraph" style:parent-style-name="Table_20_Contents">
      <style:text-properties style:font-name="Arial" fo:font-size="9pt" officeooo:rsid="00668f01" officeooo:paragraph-rsid="00668f01" style:font-size-asian="9pt" style:font-size-complex="9pt"/>
    </style:style>
    <style:style style:name="P30" style:family="paragraph" style:parent-style-name="Table_20_Contents">
      <style:text-properties style:font-name="Arial" fo:font-size="9pt" officeooo:rsid="0066482b" officeooo:paragraph-rsid="0066482b" style:font-size-asian="9pt" style:font-size-complex="9pt"/>
    </style:style>
    <style:style style:name="P31" style:family="paragraph" style:parent-style-name="Table_20_Contents">
      <style:text-properties style:font-name="Arial" fo:font-size="9pt" officeooo:rsid="0043d580" officeooo:paragraph-rsid="0043d580" style:font-size-asian="9pt" style:font-size-complex="9pt"/>
    </style:style>
    <style:style style:name="P32" style:family="paragraph" style:parent-style-name="Table_20_Contents">
      <style:text-properties style:font-name="Arial" fo:font-size="9pt" officeooo:rsid="0046d4ae" officeooo:paragraph-rsid="0046d4ae" style:font-size-asian="9pt" style:font-size-complex="9pt"/>
    </style:style>
    <style:style style:name="P33" style:family="paragraph" style:parent-style-name="Table_20_Contents">
      <style:text-properties style:font-name="Arial" fo:font-size="9pt" officeooo:rsid="004863d9" officeooo:paragraph-rsid="004863d9" style:font-size-asian="9pt" style:font-size-complex="9pt"/>
    </style:style>
    <style:style style:name="P34" style:family="paragraph" style:parent-style-name="Table_20_Contents">
      <style:text-properties style:font-name="Arial" fo:font-size="9pt" officeooo:rsid="00497937" officeooo:paragraph-rsid="00497937" style:font-size-asian="9pt" style:font-size-complex="9pt"/>
    </style:style>
    <style:style style:name="P35" style:family="paragraph" style:parent-style-name="Table_20_Contents">
      <style:text-properties style:font-name="Arial" fo:font-size="9pt" officeooo:rsid="0032f3c4" officeooo:paragraph-rsid="0043cc9c" style:font-size-asian="9pt" style:font-size-complex="9pt"/>
    </style:style>
    <style:style style:name="P36" style:family="paragraph" style:parent-style-name="Table_20_Contents">
      <style:text-properties style:font-name="Arial" fo:font-size="9pt" officeooo:rsid="003a089d" officeooo:paragraph-rsid="0043cc9c" style:font-size-asian="9pt" style:font-size-complex="9pt"/>
    </style:style>
    <style:style style:name="P37" style:family="paragraph" style:parent-style-name="Table_20_Contents">
      <style:text-properties style:font-name="Arial" fo:font-size="9pt" fo:font-weight="bold" officeooo:rsid="001fb3db" officeooo:paragraph-rsid="0043cc9c" style:font-size-asian="9pt" style:font-weight-asian="bold" style:font-size-complex="9pt" style:font-weight-complex="bold"/>
    </style:style>
    <style:style style:name="P38" style:family="paragraph" style:parent-style-name="Table_20_Contents">
      <style:text-properties style:font-name="Arial" fo:font-size="9pt" fo:font-weight="bold" officeooo:rsid="0023970e" officeooo:paragraph-rsid="0043cc9c" style:font-size-asian="9pt" style:font-weight-asian="bold" style:font-size-complex="9pt" style:font-weight-complex="bold"/>
    </style:style>
    <style:style style:name="P39" style:family="paragraph" style:parent-style-name="Table_20_Contents">
      <style:text-properties style:font-name="Arial" fo:font-size="9pt" fo:font-weight="bold" officeooo:rsid="0043cc9c" officeooo:paragraph-rsid="0043cc9c" style:font-size-asian="9pt" style:font-weight-asian="bold" style:font-size-complex="9pt" style:font-weight-complex="bold"/>
    </style:style>
    <style:style style:name="P40" style:family="paragraph" style:parent-style-name="Table_20_Contents">
      <style:text-properties style:font-name="Arial" fo:font-size="8pt" officeooo:rsid="005745f3" officeooo:paragraph-rsid="005745f3" style:font-size-asian="8pt" style:font-size-complex="8pt"/>
    </style:style>
    <style:style style:name="P41" style:family="paragraph" style:parent-style-name="Table_20_Contents">
      <style:text-properties style:font-name="Arial" fo:font-size="8pt" officeooo:rsid="005f975d" officeooo:paragraph-rsid="005f975d" style:font-size-asian="8pt" style:font-size-complex="8pt"/>
    </style:style>
    <style:style style:name="P42" style:family="paragraph" style:parent-style-name="Main_20_Text">
      <style:text-properties officeooo:paragraph-rsid="008410d8"/>
    </style:style>
    <style:style style:name="P43" style:family="paragraph" style:parent-style-name="Main_20_Text">
      <style:text-properties officeooo:paragraph-rsid="008b3eff"/>
    </style:style>
    <style:style style:name="P44" style:family="paragraph" style:parent-style-name="Main_20_Text">
      <style:text-properties officeooo:paragraph-rsid="009542a4"/>
    </style:style>
    <style:style style:name="P45" style:family="paragraph" style:parent-style-name="Main_20_Text">
      <style:text-properties officeooo:paragraph-rsid="009e44fc"/>
    </style:style>
    <style:style style:name="P46" style:family="paragraph" style:parent-style-name="Main_20_Text">
      <style:text-properties officeooo:paragraph-rsid="00a5319a"/>
    </style:style>
    <style:style style:name="P47" style:family="paragraph" style:parent-style-name="Main_20_Text">
      <style:text-properties fo:color="#ff0000" officeooo:paragraph-rsid="00acf799"/>
    </style:style>
    <style:style style:name="P48" style:family="paragraph" style:parent-style-name="Main_20_Text">
      <style:text-properties fo:color="#000000" style:font-name="Times New Roman" fo:font-size="12pt" officeooo:rsid="00aa6d73" officeooo:paragraph-rsid="00aa6d73" style:font-size-asian="12pt" style:font-size-complex="12pt"/>
    </style:style>
    <style:style style:name="P49" style:family="paragraph" style:parent-style-name="Main_20_Text">
      <style:text-properties officeooo:paragraph-rsid="00bef421"/>
    </style:style>
    <style:style style:name="P50" style:family="paragraph" style:parent-style-name="Main_20_Text">
      <style:text-properties officeooo:paragraph-rsid="00c9ce1f"/>
    </style:style>
    <style:style style:name="P51" style:family="paragraph" style:parent-style-name="Main_20_Text">
      <style:text-properties officeooo:paragraph-rsid="00cb5d6a"/>
    </style:style>
    <style:style style:name="P52" style:family="paragraph" style:parent-style-name="Main_20_Text">
      <style:paragraph-properties>
        <style:tab-stops/>
      </style:paragraph-properties>
      <style:text-properties officeooo:paragraph-rsid="00db6ea0"/>
    </style:style>
    <style:style style:name="P53" style:family="paragraph" style:parent-style-name="Main_20_Text">
      <style:paragraph-properties fo:margin-left="0.9984in" fo:margin-right="0in" fo:text-indent="0in" style:auto-text-indent="false"/>
      <style:text-properties officeooo:paragraph-rsid="008100db"/>
    </style:style>
    <style:style style:name="P54" style:family="paragraph" style:parent-style-name="Main_20_Text">
      <style:paragraph-properties fo:margin-left="0.9984in" fo:margin-right="0in" fo:text-indent="0in" style:auto-text-indent="false"/>
      <style:text-properties style:font-name="Times New Roman" fo:font-size="12pt" style:font-size-asian="12pt" style:font-size-complex="12pt"/>
    </style:style>
    <style:style style:name="P55" style:family="paragraph" style:parent-style-name="Main_20_Text">
      <style:paragraph-properties fo:margin-left="0.9984in" fo:margin-right="0in" fo:text-indent="0in" style:auto-text-indent="false"/>
      <style:text-properties officeooo:paragraph-rsid="00c0b7aa"/>
    </style:style>
    <style:style style:name="P56" style:family="paragraph" style:parent-style-name="Main_20_Text">
      <style:paragraph-properties fo:margin-left="0in" fo:margin-right="0in" fo:text-indent="0in" style:auto-text-indent="false"/>
    </style:style>
    <style:style style:name="P57" style:family="paragraph" style:parent-style-name="Main_20_Text">
      <style:paragraph-properties fo:margin-left="0in" fo:margin-right="0in" fo:text-indent="0in" style:auto-text-indent="false"/>
      <style:text-properties officeooo:paragraph-rsid="00794058"/>
    </style:style>
    <style:style style:name="P58" style:family="paragraph" style:parent-style-name="Heading_20_Level_20_1">
      <style:text-properties officeooo:rsid="00b0349a"/>
    </style:style>
    <style:style style:name="P59" style:family="paragraph" style:parent-style-name="Heading_20_Level_20_1">
      <style:text-properties officeooo:rsid="00bc8bab"/>
    </style:style>
    <style:style style:name="P60" style:family="paragraph" style:parent-style-name="Heading_20_Level_20_2">
      <style:text-properties officeooo:rsid="007c339b"/>
    </style:style>
    <style:style style:name="P61" style:family="paragraph" style:parent-style-name="Main_20_Text">
      <style:paragraph-properties fo:margin-left="0.9984in" fo:margin-right="0in" fo:text-indent="0.5209in" style:auto-text-indent="false">
        <style:tab-stops/>
      </style:paragraph-properties>
      <style:text-properties officeooo:paragraph-rsid="00db6ea0"/>
    </style:style>
    <style:style style:name="P62" style:family="paragraph" style:parent-style-name="Main_20_Text">
      <style:paragraph-properties fo:margin-left="0.9984in" fo:margin-right="0in" fo:text-indent="0.5209in" style:auto-text-indent="false">
        <style:tab-stops/>
      </style:paragraph-properties>
      <style:text-properties officeooo:paragraph-rsid="00e03754"/>
    </style:style>
    <style:style style:name="P63" style:family="paragraph" style:parent-style-name="Main_20_Text">
      <style:paragraph-properties fo:margin-left="0.9984in" fo:margin-right="0in" fo:text-indent="0.5209in" style:auto-text-indent="false">
        <style:tab-stops/>
      </style:paragraph-properties>
      <style:text-properties officeooo:paragraph-rsid="00e47df3"/>
    </style:style>
    <style:style style:name="P64" style:family="paragraph" style:parent-style-name="Command_20_Sample">
      <style:text-properties officeooo:paragraph-rsid="00bef421"/>
    </style:style>
    <style:style style:name="P65" style:family="paragraph" style:parent-style-name="Standard" style:master-page-name="Standard">
      <style:paragraph-properties fo:text-align="center" style:justify-single-word="false" style:page-number="auto"/>
      <style:text-properties fo:font-size="16pt" fo:font-weight="bold" officeooo:rsid="0016c5a1" officeooo:paragraph-rsid="0016c5a1" style:font-size-asian="16pt" style:font-weight-asian="bold" style:font-size-complex="16pt" style:font-weight-complex="bold"/>
    </style:style>
    <style:style style:name="P66" style:family="paragraph" style:parent-style-name="Standard" style:master-page-name="Standard">
      <style:paragraph-properties fo:text-align="justify" style:justify-single-word="false" style:page-number="auto"/>
      <style:text-properties fo:color="#000000" style:font-name="Courier New" fo:font-size="9pt" officeooo:rsid="00b4b663" officeooo:paragraph-rsid="00b4b663" style:font-size-asian="9pt"/>
    </style:style>
    <style:style style:name="P67" style:family="paragraph" style:parent-style-name="Standard" style:master-page-name="Standard">
      <style:paragraph-properties fo:text-align="justify" style:justify-single-word="false" style:page-number="auto"/>
      <style:text-properties fo:color="#000000" style:font-name="Courier New" fo:font-size="9pt" officeooo:rsid="00b4b663" officeooo:paragraph-rsid="00c0b7aa" style:font-size-asian="9pt"/>
    </style:style>
    <style:style style:name="P68" style:family="paragraph" style:parent-style-name="Standard">
      <style:text-properties fo:font-size="13.5pt" officeooo:rsid="0016c5a1" officeooo:paragraph-rsid="0016c5a1" style:font-size-asian="13.5pt" style:font-size-complex="13.5pt"/>
    </style:style>
    <style:style style:name="P69" style:family="paragraph" style:parent-style-name="Standard">
      <style:text-properties fo:font-size="13.5pt" officeooo:rsid="0016c5a1" officeooo:paragraph-rsid="0016c5a1" style:font-size-asian="13.5pt" style:font-size-complex="13.5pt"/>
    </style:style>
    <style:style style:name="P70" style:family="paragraph" style:parent-style-name="Standard">
      <style:text-properties fo:color="#000000" style:font-name="Courier New" fo:font-size="9pt" style:font-size-asian="9pt"/>
    </style:style>
    <style:style style:name="P71" style:family="paragraph" style:parent-style-name="Standard" style:list-style-name="L1">
      <style:paragraph-properties fo:text-align="justify" style:justify-single-word="false"/>
      <style:text-properties fo:font-size="11pt" officeooo:paragraph-rsid="001bd2e5" style:font-size-asian="11pt" style:font-size-complex="11pt"/>
    </style:style>
    <style:style style:name="P72" style:family="paragraph" style:parent-style-name="Standard" style:list-style-name="L1">
      <style:paragraph-properties fo:text-align="justify" style:justify-single-word="false"/>
      <style:text-properties fo:font-size="11pt" officeooo:paragraph-rsid="00206db7" style:font-size-asian="11pt" style:font-size-complex="11pt"/>
    </style:style>
    <style:style style:name="P73" style:family="paragraph" style:parent-style-name="Standard" style:list-style-name="L1">
      <style:paragraph-properties fo:text-align="justify" style:justify-single-word="false"/>
      <style:text-properties fo:font-size="11pt" officeooo:rsid="001cad85" officeooo:paragraph-rsid="001cad85" style:font-size-asian="11pt" style:font-size-complex="11pt"/>
    </style:style>
    <style:style style:name="P74" style:family="paragraph" style:parent-style-name="Standard" style:list-style-name="L1">
      <style:paragraph-properties fo:text-align="justify" style:justify-single-word="false"/>
      <style:text-properties fo:font-size="11pt" officeooo:rsid="001cad85" officeooo:paragraph-rsid="00206db7" style:font-size-asian="11pt" style:font-size-complex="11pt"/>
    </style:style>
    <style:style style:name="P75" style:family="paragraph" style:parent-style-name="Standard">
      <style:text-properties officeooo:rsid="0016c5a1" officeooo:paragraph-rsid="0016c5a1"/>
    </style:style>
    <style:style style:name="P76" style:family="paragraph" style:parent-style-name="Standard">
      <style:paragraph-properties fo:margin-left="0.9898in" fo:margin-right="0in" fo:margin-top="0in" fo:margin-bottom="0.0654in" style:contextual-spacing="false" fo:text-align="justify" style:justify-single-word="false" fo:text-indent="0in" style:auto-text-indent="false"/>
      <style:text-properties fo:font-size="11pt" officeooo:paragraph-rsid="01041900" style:font-size-asian="11pt" style:font-size-complex="11pt"/>
    </style:style>
    <style:style style:name="P77" style:family="paragraph" style:parent-style-name="Standard">
      <style:paragraph-properties fo:margin-left="0.9898in" fo:margin-right="0in" fo:margin-top="0in" fo:margin-bottom="0.0654in" style:contextual-spacing="false" fo:text-align="justify" style:justify-single-word="false" fo:text-indent="0.5902in" style:auto-text-indent="false"/>
      <style:text-properties fo:font-size="11pt" officeooo:paragraph-rsid="01041900" style:font-size-asian="11pt" style:font-size-complex="11pt"/>
    </style:style>
    <style:style style:name="P78" style:family="paragraph" style:parent-style-name="Command_20_Sample">
      <style:paragraph-properties fo:background-color="transparent" style:shadow="none">
        <style:background-image/>
      </style:paragraph-properties>
    </style:style>
    <style:style style:name="P79" style:family="paragraph" style:parent-style-name="Command_20_Sample">
      <style:paragraph-properties fo:background-color="transparent" style:shadow="none">
        <style:background-image/>
      </style:paragraph-properties>
      <style:text-properties style:font-name="Courier New1" fo:font-size="11pt" style:font-size-asian="11pt" style:font-size-complex="11pt"/>
    </style:style>
    <style:style style:name="P80" style:family="paragraph" style:parent-style-name="Main_20_Text">
      <style:text-properties officeooo:rsid="00c0ae43" officeooo:paragraph-rsid="00c0ae43"/>
    </style:style>
    <style:style style:name="P81" style:family="paragraph" style:parent-style-name="Main_20_Text" style:list-style-name="L5">
      <style:text-properties officeooo:rsid="00b8dcb8"/>
    </style:style>
    <style:style style:name="P82" style:family="paragraph" style:parent-style-name="Main_20_Text">
      <style:text-properties fo:font-size="11pt" style:font-size-asian="11pt" style:font-size-complex="11pt"/>
    </style:style>
    <style:style style:name="P83" style:family="paragraph" style:parent-style-name="Main_20_Text" style:list-style-name="L2">
      <style:paragraph-properties fo:margin-top="0in" fo:margin-bottom="0in" style:contextual-spacing="false"/>
      <style:text-properties officeooo:paragraph-rsid="00bef421"/>
    </style:style>
    <style:style style:name="P84" style:family="paragraph" style:parent-style-name="Main_20_Text" style:list-style-name="L2">
      <style:paragraph-properties fo:margin-top="0in" fo:margin-bottom="0in" style:contextual-spacing="false"/>
      <style:text-properties officeooo:rsid="00bef421" officeooo:paragraph-rsid="00bef421"/>
    </style:style>
    <style:style style:name="P85" style:family="paragraph" style:parent-style-name="Main_20_Text" style:list-style-name="L2">
      <style:paragraph-properties fo:margin-top="0in" fo:margin-bottom="0in" style:contextual-spacing="false"/>
      <style:text-properties officeooo:rsid="00c0ae43" officeooo:paragraph-rsid="00bef421"/>
    </style:style>
    <style:style style:name="P86" style:family="paragraph" style:parent-style-name="Main_20_Text" style:list-style-name="L3">
      <style:paragraph-properties fo:margin-top="0in" fo:margin-bottom="0in" style:contextual-spacing="false"/>
      <style:text-properties officeooo:paragraph-rsid="00cdc2fa"/>
    </style:style>
    <style:style style:name="P87" style:family="paragraph" style:parent-style-name="Main_20_Text" style:list-style-name="L3">
      <style:paragraph-properties fo:margin-top="0in" fo:margin-bottom="0in" style:contextual-spacing="false"/>
      <style:text-properties officeooo:paragraph-rsid="00ceab20"/>
    </style:style>
    <style:style style:name="P88" style:family="paragraph" style:parent-style-name="Main_20_Text" style:list-style-name="L3">
      <style:paragraph-properties fo:margin-top="0in" fo:margin-bottom="0in" style:contextual-spacing="false"/>
      <style:text-properties officeooo:paragraph-rsid="00d0d22f"/>
    </style:style>
    <style:style style:name="P89" style:family="paragraph" style:parent-style-name="Main_20_Text" style:list-style-name="L3">
      <style:paragraph-properties fo:margin-top="0in" fo:margin-bottom="0in" style:contextual-spacing="false"/>
      <style:text-properties officeooo:paragraph-rsid="00d7122e"/>
    </style:style>
    <style:style style:name="P90" style:family="paragraph" style:parent-style-name="Main_20_Text" style:list-style-name="L3">
      <style:paragraph-properties fo:margin-top="0in" fo:margin-bottom="0in" style:contextual-spacing="false"/>
      <style:text-properties style:font-name="Times New Roman" fo:font-style="normal" officeooo:rsid="00d56d78" officeooo:paragraph-rsid="00d7122e" style:font-name-asian="SimSun" style:font-style-asian="normal" style:font-name-complex="Mangal" style:font-style-complex="normal"/>
    </style:style>
    <style:style style:name="P91" style:family="paragraph" style:parent-style-name="Main_20_Text" style:list-style-name="L4">
      <style:paragraph-properties fo:margin-top="0in" fo:margin-bottom="0in" style:contextual-spacing="false">
        <style:tab-stops/>
      </style:paragraph-properties>
      <style:text-properties officeooo:paragraph-rsid="00e87ae1"/>
    </style:style>
    <style:style style:name="P92" style:family="paragraph" style:parent-style-name="Main_20_Text" style:list-style-name="L4">
      <style:paragraph-properties fo:margin-top="0in" fo:margin-bottom="0in" style:contextual-spacing="false">
        <style:tab-stops/>
      </style:paragraph-properties>
      <style:text-properties officeooo:paragraph-rsid="00e98d42"/>
    </style:style>
    <style:style style:name="P93" style:family="paragraph" style:parent-style-name="Main_20_Text" style:list-style-name="L4">
      <style:paragraph-properties fo:margin-top="0in" fo:margin-bottom="0in" style:contextual-spacing="false">
        <style:tab-stops/>
      </style:paragraph-properties>
      <style:text-properties officeooo:paragraph-rsid="00ed26cf"/>
    </style:style>
    <style:style style:name="P94" style:family="paragraph" style:parent-style-name="Main_20_Text" style:list-style-name="L4">
      <style:paragraph-properties fo:margin-top="0in" fo:margin-bottom="0in" style:contextual-spacing="false">
        <style:tab-stops/>
      </style:paragraph-properties>
      <style:text-properties officeooo:paragraph-rsid="00f09f05"/>
    </style:style>
    <style:style style:name="P95" style:family="paragraph" style:parent-style-name="Main_20_Text" style:list-style-name="L4">
      <style:paragraph-properties fo:margin-top="0in" fo:margin-bottom="0in" style:contextual-spacing="false">
        <style:tab-stops/>
      </style:paragraph-properties>
      <style:text-properties officeooo:paragraph-rsid="00f3d437"/>
    </style:style>
    <style:style style:name="P96" style:family="paragraph" style:parent-style-name="Main_20_Text" style:list-style-name="L3">
      <style:paragraph-properties fo:margin-left="0.9984in" fo:margin-right="0in" fo:text-indent="0in" style:auto-text-indent="false"/>
      <style:text-properties style:font-name="Times New Roman" fo:font-style="normal" officeooo:rsid="00cdc2fa" officeooo:paragraph-rsid="00d7122e" style:font-name-asian="SimSun" style:font-style-asian="normal" style:font-name-complex="Mangal" style:font-style-complex="normal"/>
    </style:style>
    <style:style style:name="P97" style:family="paragraph" style:parent-style-name="Main_20_Text" style:list-style-name="L3">
      <style:paragraph-properties fo:margin-left="0.9984in" fo:margin-right="0in" fo:text-align="center" style:justify-single-word="false" fo:text-indent="0in" style:auto-text-indent="false"/>
      <style:text-properties style:font-name="Times New Roman" fo:font-size="12pt" fo:font-style="italic" officeooo:rsid="00d7122e" officeooo:paragraph-rsid="00d7122e" style:font-name-asian="SimSun" style:font-size-asian="12pt" style:font-style-asian="italic" style:font-name-complex="Mangal" style:font-size-complex="12pt" style:font-style-complex="italic"/>
    </style:style>
    <style:style style:name="P98" style:family="paragraph" style:parent-style-name="Main_20_Text" style:list-style-name="L3">
      <style:paragraph-properties fo:margin-left="0.9984in" fo:margin-right="0in" fo:text-align="start" style:justify-single-word="false" fo:text-indent="0in" style:auto-text-indent="false"/>
      <style:text-properties style:font-name="Times New Roman" fo:font-size="12pt" fo:font-style="normal" officeooo:rsid="00d7122e" officeooo:paragraph-rsid="00d7122e" style:font-name-asian="SimSun" style:font-size-asian="12pt" style:font-style-asian="normal" style:font-name-complex="Mangal" style:font-size-complex="12pt" style:font-style-complex="normal"/>
    </style:style>
    <style:style style:name="P99" style:family="paragraph" style:parent-style-name="Main_20_Text" style:list-style-name="L3">
      <style:paragraph-properties fo:margin-left="0.9984in" fo:margin-right="0in" fo:text-align="center" style:justify-single-word="false" fo:text-indent="0in" style:auto-text-indent="false"/>
      <style:text-properties officeooo:paragraph-rsid="00d7122e"/>
    </style:style>
    <style:style style:name="P100" style:family="paragraph" style:parent-style-name="Main_20_Text" style:list-style-name="L4">
      <style:paragraph-properties fo:margin-left="0.9984in" fo:margin-right="0in" fo:margin-top="0in" fo:margin-bottom="0in" style:contextual-spacing="false" fo:text-indent="0in" style:auto-text-indent="false">
        <style:tab-stops/>
      </style:paragraph-properties>
      <style:text-properties style:font-name="Times New Roman" fo:font-size="12pt" officeooo:rsid="00f54e97" officeooo:paragraph-rsid="00f3d437" style:font-name-asian="SimSun" style:font-size-asian="12pt" style:font-name-complex="Mangal" style:font-size-complex="12pt"/>
    </style:style>
    <style:style style:name="P101" style:family="paragraph" style:parent-style-name="Main_20_Text" style:list-style-name="">
      <style:paragraph-properties fo:margin-left="0.9984in" fo:margin-right="0in" fo:text-indent="0in" style:auto-text-indent="false" fo:background-color="transparent" style:shadow="none">
        <style:background-image/>
      </style:paragraph-properties>
      <style:text-properties style:font-name="Times New Roman" fo:font-size="11pt" officeooo:paragraph-rsid="0113149f" style:font-size-asian="11pt" style:font-size-complex="11pt"/>
    </style:style>
    <style:style style:name="P102" style:family="paragraph" style:parent-style-name="Main_20_Text" style:list-style-name="L3">
      <style:paragraph-properties fo:margin-left="0.9984in" fo:margin-right="0in" fo:text-indent="0.5209in" style:auto-text-indent="false">
        <style:tab-stops/>
      </style:paragraph-properties>
      <style:text-properties style:font-name="Times New Roman" fo:font-size="12pt" officeooo:rsid="00d7122e" officeooo:paragraph-rsid="00d7122e" style:font-name-asian="SimSun" style:font-size-asian="12pt" style:font-name-complex="Mangal" style:font-size-complex="12pt"/>
    </style:style>
    <style:style style:name="P103" style:family="paragraph" style:parent-style-name="Main_20_Text" style:master-page-name="">
      <style:paragraph-properties fo:margin-left="0.9984in" fo:margin-right="0in" fo:text-indent="0.5126in" style:auto-text-indent="false" style:page-number="auto" fo:background-color="transparent" style:shadow="none">
        <style:background-image/>
      </style:paragraph-properties>
      <style:text-properties fo:font-size="11pt" officeooo:paragraph-rsid="0110ff0e" style:font-size-asian="11pt" style:font-size-complex="11pt"/>
    </style:style>
    <style:style style:name="P104" style:family="paragraph" style:parent-style-name="Main_20_Text">
      <style:paragraph-properties fo:margin-left="0.9984in" fo:margin-right="0in" fo:text-indent="0.5126in" style:auto-text-indent="false" fo:background-color="transparent" style:shadow="none">
        <style:background-image/>
      </style:paragraph-properties>
      <style:text-properties fo:font-size="11pt" officeooo:paragraph-rsid="0110ff0e" style:font-size-asian="11pt" style:font-size-complex="11pt"/>
    </style:style>
    <style:style style:name="P105" style:family="paragraph" style:parent-style-name="Main_20_Text">
      <style:paragraph-properties fo:margin-left="0in" fo:margin-right="0in" fo:text-indent="0in" style:auto-text-indent="false"/>
    </style:style>
    <style:style style:name="P106" style:family="paragraph" style:parent-style-name="Footnote">
      <style:text-properties officeooo:paragraph-rsid="0110ff0e"/>
    </style:style>
    <style:style style:name="T1" style:family="text">
      <style:text-properties style:font-name="Courier New1" fo:font-size="10pt" officeooo:rsid="0016c5a1" style:font-size-asian="10pt" style:font-size-complex="10pt"/>
    </style:style>
    <style:style style:name="T2" style:family="text">
      <style:text-properties officeooo:rsid="0018e289"/>
    </style:style>
    <style:style style:name="T3" style:family="text">
      <style:text-properties fo:font-style="italic" officeooo:rsid="0018e289" style:font-style-asian="italic" style:font-style-complex="italic"/>
    </style:style>
    <style:style style:name="T4" style:family="text">
      <style:text-properties fo:font-style="italic" officeooo:rsid="00d0d22f" style:font-style-asian="italic" style:font-style-complex="italic"/>
    </style:style>
    <style:style style:name="T5" style:family="text">
      <style:text-properties fo:font-style="italic" officeooo:rsid="00d077ec" style:font-style-asian="italic" style:font-style-complex="italic"/>
    </style:style>
    <style:style style:name="T6" style:family="text">
      <style:text-properties officeooo:rsid="001bd2e5"/>
    </style:style>
    <style:style style:name="T7" style:family="text">
      <style:text-properties officeooo:rsid="001cad85"/>
    </style:style>
    <style:style style:name="T8" style:family="text">
      <style:text-properties officeooo:rsid="001e9686"/>
    </style:style>
    <style:style style:name="T9" style:family="text">
      <style:text-properties officeooo:rsid="001e9f87"/>
    </style:style>
    <style:style style:name="T10" style:family="text">
      <style:text-properties fo:color="#ff0000" officeooo:rsid="001bd2e5"/>
    </style:style>
    <style:style style:name="T11" style:family="text">
      <style:text-properties fo:color="#ff0000" officeooo:rsid="004baed1"/>
    </style:style>
    <style:style style:name="T12" style:family="text">
      <style:text-properties fo:color="#ff0000" officeooo:rsid="00794058"/>
    </style:style>
    <style:style style:name="T13" style:family="text">
      <style:text-properties fo:color="#ff0000" officeooo:rsid="0110ff0e"/>
    </style:style>
    <style:style style:name="T14" style:family="text">
      <style:text-properties officeooo:rsid="00246d5a"/>
    </style:style>
    <style:style style:name="T15" style:family="text">
      <style:text-properties officeooo:rsid="0025f6c1"/>
    </style:style>
    <style:style style:name="T16" style:family="text">
      <style:text-properties officeooo:rsid="00289e8a"/>
    </style:style>
    <style:style style:name="T17" style:family="text">
      <style:text-properties officeooo:rsid="00297412"/>
    </style:style>
    <style:style style:name="T18" style:family="text">
      <style:text-properties officeooo:rsid="002b5e19"/>
    </style:style>
    <style:style style:name="T19" style:family="text">
      <style:text-properties officeooo:rsid="002b5ebc"/>
    </style:style>
    <style:style style:name="T20" style:family="text">
      <style:text-properties officeooo:rsid="003019d8"/>
    </style:style>
    <style:style style:name="T21" style:family="text">
      <style:text-properties officeooo:rsid="0033ba38"/>
    </style:style>
    <style:style style:name="T22" style:family="text">
      <style:text-properties officeooo:rsid="00350592"/>
    </style:style>
    <style:style style:name="T23" style:family="text">
      <style:text-properties officeooo:rsid="00360a0b"/>
    </style:style>
    <style:style style:name="T24" style:family="text">
      <style:text-properties officeooo:rsid="0037c5cb"/>
    </style:style>
    <style:style style:name="T25" style:family="text">
      <style:text-properties officeooo:rsid="0039bb68"/>
    </style:style>
    <style:style style:name="T26" style:family="text">
      <style:text-properties officeooo:rsid="003a761b"/>
    </style:style>
    <style:style style:name="T27" style:family="text">
      <style:text-properties officeooo:rsid="003c2753"/>
    </style:style>
    <style:style style:name="T28" style:family="text">
      <style:text-properties officeooo:rsid="003d6617"/>
    </style:style>
    <style:style style:name="T29" style:family="text">
      <style:text-properties officeooo:rsid="003da944"/>
    </style:style>
    <style:style style:name="T30" style:family="text">
      <style:text-properties officeooo:rsid="003e4df3"/>
    </style:style>
    <style:style style:name="T31" style:family="text">
      <style:text-properties officeooo:rsid="003effcb"/>
    </style:style>
    <style:style style:name="T32" style:family="text">
      <style:text-properties officeooo:rsid="003f6976"/>
    </style:style>
    <style:style style:name="T33" style:family="text">
      <style:text-properties officeooo:rsid="00406cef"/>
    </style:style>
    <style:style style:name="T34" style:family="text">
      <style:text-properties officeooo:rsid="0040b6ae"/>
    </style:style>
    <style:style style:name="T35" style:family="text">
      <style:text-properties officeooo:rsid="0041807a"/>
    </style:style>
    <style:style style:name="T36" style:family="text">
      <style:text-properties officeooo:rsid="002d2ad4"/>
    </style:style>
    <style:style style:name="T37" style:family="text">
      <style:text-properties officeooo:rsid="002b695f"/>
    </style:style>
    <style:style style:name="T38" style:family="text">
      <style:text-properties officeooo:rsid="002e3481"/>
    </style:style>
    <style:style style:name="T39" style:family="text">
      <style:text-properties officeooo:rsid="0033c5c7"/>
    </style:style>
    <style:style style:name="T40" style:family="text">
      <style:text-properties officeooo:rsid="002ad24f"/>
    </style:style>
    <style:style style:name="T41" style:family="text">
      <style:text-properties officeooo:rsid="002b1a39"/>
    </style:style>
    <style:style style:name="T42" style:family="text">
      <style:text-properties officeooo:rsid="00300cdf"/>
    </style:style>
    <style:style style:name="T43" style:family="text">
      <style:text-properties officeooo:rsid="0032f3c4"/>
    </style:style>
    <style:style style:name="T44" style:family="text">
      <style:text-properties officeooo:rsid="0027fbff"/>
    </style:style>
    <style:style style:name="T45" style:family="text">
      <style:text-properties officeooo:rsid="0025c0fc"/>
    </style:style>
    <style:style style:name="T46" style:family="text">
      <style:text-properties officeooo:rsid="00269861"/>
    </style:style>
    <style:style style:name="T47" style:family="text">
      <style:text-properties officeooo:rsid="00306983"/>
    </style:style>
    <style:style style:name="T48" style:family="text">
      <style:text-properties officeooo:rsid="0032e9b8"/>
    </style:style>
    <style:style style:name="T49" style:family="text">
      <style:text-properties officeooo:rsid="00368605"/>
    </style:style>
    <style:style style:name="T50" style:family="text">
      <style:text-properties officeooo:rsid="003a089d"/>
    </style:style>
    <style:style style:name="T51" style:family="text">
      <style:text-properties officeooo:rsid="00384385"/>
    </style:style>
    <style:style style:name="T52" style:family="text">
      <style:text-properties officeooo:rsid="0043cc9c"/>
    </style:style>
    <style:style style:name="T53" style:family="text">
      <style:text-properties officeooo:rsid="004863d9"/>
    </style:style>
    <style:style style:name="T54" style:family="text">
      <style:text-properties officeooo:rsid="0049caae"/>
    </style:style>
    <style:style style:name="T55" style:family="text">
      <style:text-properties officeooo:rsid="004a3174"/>
    </style:style>
    <style:style style:name="T56" style:family="text">
      <style:text-properties officeooo:rsid="004b67a6"/>
    </style:style>
    <style:style style:name="T57" style:family="text">
      <style:text-properties officeooo:rsid="004baed1"/>
    </style:style>
    <style:style style:name="T58" style:family="text">
      <style:text-properties officeooo:rsid="004c5289"/>
    </style:style>
    <style:style style:name="T59" style:family="text">
      <style:text-properties officeooo:rsid="004db4fc"/>
    </style:style>
    <style:style style:name="T60" style:family="text">
      <style:text-properties officeooo:rsid="004edd22"/>
    </style:style>
    <style:style style:name="T61" style:family="text">
      <style:text-properties officeooo:rsid="004f1c1f"/>
    </style:style>
    <style:style style:name="T62" style:family="text">
      <style:text-properties officeooo:rsid="004fd0ee"/>
    </style:style>
    <style:style style:name="T63" style:family="text">
      <style:text-properties officeooo:rsid="00504d3d"/>
    </style:style>
    <style:style style:name="T64" style:family="text">
      <style:text-properties officeooo:rsid="00521bb2"/>
    </style:style>
    <style:style style:name="T65" style:family="text">
      <style:text-properties officeooo:rsid="0052dfa1"/>
    </style:style>
    <style:style style:name="T66" style:family="text">
      <style:text-properties officeooo:rsid="0055db8b"/>
    </style:style>
    <style:style style:name="T67" style:family="text">
      <style:text-properties fo:font-size="8pt" officeooo:rsid="00585fc2" style:font-size-asian="8pt" style:font-size-complex="8pt"/>
    </style:style>
    <style:style style:name="T68" style:family="text">
      <style:text-properties fo:font-size="8pt" officeooo:rsid="005a3a1f" style:font-size-asian="8pt" style:font-size-complex="8pt"/>
    </style:style>
    <style:style style:name="T69" style:family="text">
      <style:text-properties fo:font-size="8pt" officeooo:rsid="005a3ea7" style:font-size-asian="8pt" style:font-size-complex="8pt"/>
    </style:style>
    <style:style style:name="T70" style:family="text">
      <style:text-properties fo:font-size="8pt" officeooo:rsid="005c31b1" style:font-size-asian="8pt" style:font-size-complex="8pt"/>
    </style:style>
    <style:style style:name="T71" style:family="text">
      <style:text-properties fo:font-size="8pt" officeooo:rsid="005c59bb" style:font-size-asian="8pt" style:font-size-complex="8pt"/>
    </style:style>
    <style:style style:name="T72" style:family="text">
      <style:text-properties fo:font-size="8pt" officeooo:rsid="005e0ac0" style:font-size-asian="8pt" style:font-size-complex="8pt"/>
    </style:style>
    <style:style style:name="T73" style:family="text">
      <style:text-properties fo:font-size="13.5pt" officeooo:rsid="0043cc9c" style:font-size-asian="13.5pt" style:font-size-complex="13.5pt"/>
    </style:style>
    <style:style style:name="T74" style:family="text">
      <style:text-properties fo:font-size="13.5pt" officeooo:rsid="0061b822" style:font-size-asian="13.5pt" style:font-size-complex="13.5pt"/>
    </style:style>
    <style:style style:name="T75" style:family="text">
      <style:text-properties officeooo:rsid="0061b822"/>
    </style:style>
    <style:style style:name="T76" style:family="text">
      <style:text-properties officeooo:rsid="00622d54"/>
    </style:style>
    <style:style style:name="T77" style:family="text">
      <style:text-properties officeooo:rsid="006426a9"/>
    </style:style>
    <style:style style:name="T78" style:family="text">
      <style:text-properties officeooo:rsid="0066482b"/>
    </style:style>
    <style:style style:name="T79" style:family="text">
      <style:text-properties officeooo:rsid="0067593d"/>
    </style:style>
    <style:style style:name="T80" style:family="text">
      <style:text-properties officeooo:rsid="006a3576"/>
    </style:style>
    <style:style style:name="T81" style:family="text">
      <style:text-properties fo:font-style="normal" style:text-underline-style="none" fo:font-weight="bold" officeooo:rsid="006a3576" style:font-style-asian="normal" style:font-weight-asian="bold" style:font-style-complex="normal" style:font-weight-complex="bold"/>
    </style:style>
    <style:style style:name="T82" style:family="text">
      <style:text-properties fo:font-style="normal" officeooo:rsid="00d0d22f" style:font-style-asian="normal" style:font-style-complex="normal"/>
    </style:style>
    <style:style style:name="T83" style:family="text">
      <style:text-properties fo:font-style="normal" officeooo:rsid="00d0fe00" style:font-style-asian="normal" style:font-style-complex="normal"/>
    </style:style>
    <style:style style:name="T84" style:family="text">
      <style:text-properties fo:font-style="normal" officeooo:rsid="00d2f053" style:font-style-asian="normal" style:font-style-complex="normal"/>
    </style:style>
    <style:style style:name="T85" style:family="text">
      <style:text-properties fo:font-style="normal" officeooo:rsid="00d43ab9" style:font-style-asian="normal" style:font-style-complex="normal"/>
    </style:style>
    <style:style style:name="T86" style:family="text">
      <style:text-properties officeooo:rsid="006bc60e"/>
    </style:style>
    <style:style style:name="T87" style:family="text">
      <style:text-properties officeooo:rsid="006bf2eb"/>
    </style:style>
    <style:style style:name="T88" style:family="text">
      <style:text-properties officeooo:rsid="006c59f1"/>
    </style:style>
    <style:style style:name="T89" style:family="text">
      <style:text-properties officeooo:rsid="0074969f"/>
    </style:style>
    <style:style style:name="T90" style:family="text">
      <style:text-properties officeooo:rsid="0077ff9e"/>
    </style:style>
    <style:style style:name="T91" style:family="text">
      <style:text-properties officeooo:rsid="00792809"/>
    </style:style>
    <style:style style:name="T92" style:family="text">
      <style:text-properties officeooo:rsid="00794058"/>
    </style:style>
    <style:style style:name="T93" style:family="text">
      <style:text-properties fo:color="#000000" style:font-name="Courier New" fo:font-size="9pt" style:font-size-asian="9pt"/>
    </style:style>
    <style:style style:name="T94" style:family="text">
      <style:text-properties fo:color="#000000" style:font-name="Courier New" fo:font-size="9pt" officeooo:rsid="008410d8" style:font-size-asian="9pt"/>
    </style:style>
    <style:style style:name="T95" style:family="text">
      <style:text-properties fo:color="#000000" style:font-name="Courier New" fo:font-size="9pt" officeooo:rsid="00a730bb" style:font-size-asian="9pt"/>
    </style:style>
    <style:style style:name="T96" style:family="text">
      <style:text-properties fo:color="#000000" style:font-name="Courier New" fo:font-size="9pt" officeooo:rsid="00bef421" style:font-size-asian="9pt"/>
    </style:style>
    <style:style style:name="T97" style:family="text">
      <style:text-properties fo:color="#000000" style:font-name="Courier New" fo:font-size="9pt" officeooo:rsid="00c4a69e" style:font-size-asian="9pt"/>
    </style:style>
    <style:style style:name="T98" style:family="text">
      <style:text-properties fo:color="#000000" style:font-name="Courier New" fo:font-size="9pt" officeooo:rsid="00c69780" style:font-size-asian="9pt"/>
    </style:style>
    <style:style style:name="T99" style:family="text">
      <style:text-properties fo:color="#000000" style:font-name="Courier New" fo:font-size="9pt" officeooo:rsid="00e98d42" style:font-size-asian="9pt"/>
    </style:style>
    <style:style style:name="T100" style:family="text">
      <style:text-properties fo:color="#000000" style:font-name="Courier New" fo:font-size="9pt" officeooo:rsid="00ea2a95" style:font-size-asian="9pt"/>
    </style:style>
    <style:style style:name="T101" style:family="text">
      <style:text-properties fo:color="#000000" officeooo:rsid="008b70c2"/>
    </style:style>
    <style:style style:name="T102" style:family="text">
      <style:text-properties fo:color="#000000" style:font-name="Times New Roman" fo:font-size="12pt" officeooo:rsid="00937812" style:font-size-asian="12pt" style:font-size-complex="12pt"/>
    </style:style>
    <style:style style:name="T103" style:family="text">
      <style:text-properties fo:color="#000000" style:font-name="Times New Roman" fo:font-size="12pt" officeooo:rsid="009542a4" style:font-size-asian="12pt" style:font-size-complex="12pt"/>
    </style:style>
    <style:style style:name="T104" style:family="text">
      <style:text-properties fo:color="#000000" style:font-name="Times New Roman" fo:font-size="12pt" officeooo:rsid="0095ad23" style:font-size-asian="12pt" style:font-size-complex="12pt"/>
    </style:style>
    <style:style style:name="T105" style:family="text">
      <style:text-properties fo:color="#000000" style:font-name="Times New Roman" fo:font-size="12pt" officeooo:rsid="00970529" style:font-size-asian="12pt" style:font-size-complex="12pt"/>
    </style:style>
    <style:style style:name="T106" style:family="text">
      <style:text-properties fo:color="#000000" style:font-name="Times New Roman" fo:font-size="12pt" officeooo:rsid="0098d1e4" style:font-size-asian="12pt" style:font-size-complex="12pt"/>
    </style:style>
    <style:style style:name="T107" style:family="text">
      <style:text-properties fo:color="#000000" style:font-name="Times New Roman" fo:font-size="12pt" officeooo:rsid="009a283d" style:font-size-asian="12pt" style:font-size-complex="12pt"/>
    </style:style>
    <style:style style:name="T108" style:family="text">
      <style:text-properties fo:color="#000000" style:font-name="Times New Roman" fo:font-size="12pt" officeooo:rsid="009bf1a4" style:font-size-asian="12pt" style:font-size-complex="12pt"/>
    </style:style>
    <style:style style:name="T109" style:family="text">
      <style:text-properties fo:color="#000000" style:font-name="Times New Roman" fo:font-size="12pt" officeooo:rsid="009e44fc" style:font-size-asian="12pt" style:font-size-complex="12pt"/>
    </style:style>
    <style:style style:name="T110" style:family="text">
      <style:text-properties fo:color="#000000" style:font-name="Times New Roman" fo:font-size="12pt" officeooo:rsid="009e9428" style:font-size-asian="12pt" style:font-size-complex="12pt"/>
    </style:style>
    <style:style style:name="T111" style:family="text">
      <style:text-properties fo:color="#000000" style:font-name="Times New Roman" fo:font-size="12pt" officeooo:rsid="00a47809" style:font-size-asian="12pt" style:font-size-complex="12pt"/>
    </style:style>
    <style:style style:name="T112" style:family="text">
      <style:text-properties fo:color="#000000" style:font-name="Times New Roman" fo:font-size="12pt" officeooo:rsid="00a5319a" style:font-size-asian="12pt" style:font-size-complex="12pt"/>
    </style:style>
    <style:style style:name="T113" style:family="text">
      <style:text-properties fo:color="#000000" style:font-name="Times New Roman" fo:font-size="12pt" officeooo:rsid="00a5a7ef" style:font-size-asian="12pt" style:font-size-complex="12pt"/>
    </style:style>
    <style:style style:name="T114" style:family="text">
      <style:text-properties fo:color="#000000" style:font-name="Times New Roman" fo:font-size="12pt" officeooo:rsid="00a64034" style:font-size-asian="12pt" style:font-size-complex="12pt"/>
    </style:style>
    <style:style style:name="T115" style:family="text">
      <style:text-properties fo:color="#000000" style:font-name="Times New Roman" fo:font-size="12pt" officeooo:rsid="00a72836" style:font-size-asian="12pt" style:font-size-complex="12pt"/>
    </style:style>
    <style:style style:name="T116" style:family="text">
      <style:text-properties fo:color="#000000" style:font-name="Times New Roman" fo:font-size="12pt" officeooo:rsid="00a730bb" style:font-size-asian="12pt" style:font-size-complex="12pt"/>
    </style:style>
    <style:style style:name="T117" style:family="text">
      <style:text-properties fo:color="#000000" style:font-name="Times New Roman" fo:font-size="12pt" officeooo:rsid="00a7688e" style:font-size-asian="12pt" style:font-size-complex="12pt"/>
    </style:style>
    <style:style style:name="T118" style:family="text">
      <style:text-properties fo:color="#000000" style:font-name="Times New Roman" fo:font-size="12pt" officeooo:rsid="00a7864f" style:font-size-asian="12pt" style:font-size-complex="12pt"/>
    </style:style>
    <style:style style:name="T119" style:family="text">
      <style:text-properties fo:color="#000000" style:font-name="Times New Roman" fo:font-size="12pt" officeooo:rsid="00a9e2f2" style:font-size-asian="12pt" style:font-size-complex="12pt"/>
    </style:style>
    <style:style style:name="T120" style:family="text">
      <style:text-properties fo:color="#000000" style:font-name="Times New Roman" fo:font-size="12pt" officeooo:rsid="008b70c2" style:font-size-asian="12pt" style:font-size-complex="12pt"/>
    </style:style>
    <style:style style:name="T121" style:family="text">
      <style:text-properties fo:color="#000000" style:font-name="Times New Roman" fo:font-size="12pt" officeooo:rsid="00acf799" style:font-size-asian="12pt" style:font-size-complex="12pt"/>
    </style:style>
    <style:style style:name="T122" style:family="text">
      <style:text-properties fo:color="#000000" style:font-name="Times New Roman" fo:font-size="12pt" officeooo:rsid="00ad2bdb" style:font-size-asian="12pt" style:font-size-complex="12pt"/>
    </style:style>
    <style:style style:name="T123" style:family="text">
      <style:text-properties fo:color="#000000" style:font-name="Times New Roman" fo:font-size="12pt" officeooo:rsid="00b8462e" style:font-size-asian="12pt" style:font-size-complex="12pt"/>
    </style:style>
    <style:style style:name="T124" style:family="text">
      <style:text-properties fo:color="#000000" style:font-name="Times New Roman" fo:font-size="12pt" officeooo:rsid="00bb1fca" style:font-size-asian="12pt" style:font-size-complex="12pt"/>
    </style:style>
    <style:style style:name="T125" style:family="text">
      <style:text-properties fo:color="#000000" officeooo:rsid="009d94d7"/>
    </style:style>
    <style:style style:name="T126" style:family="text">
      <style:text-properties officeooo:rsid="007db6f1"/>
    </style:style>
    <style:style style:name="T127" style:family="text">
      <style:text-properties officeooo:rsid="007f7e6c"/>
    </style:style>
    <style:style style:name="T128" style:family="text">
      <style:text-properties officeooo:rsid="008100db"/>
    </style:style>
    <style:style style:name="T129" style:family="text">
      <style:text-properties officeooo:rsid="008234c7"/>
    </style:style>
    <style:style style:name="T130" style:family="text">
      <style:text-properties officeooo:rsid="00837648"/>
    </style:style>
    <style:style style:name="T131" style:family="text">
      <style:text-properties officeooo:rsid="008410d8"/>
    </style:style>
    <style:style style:name="T132" style:family="text">
      <style:text-properties officeooo:rsid="0089c016"/>
    </style:style>
    <style:style style:name="T133" style:family="text">
      <style:text-properties officeooo:rsid="008b3eff"/>
    </style:style>
    <style:style style:name="T134" style:family="text">
      <style:text-properties officeooo:rsid="008b5ecf"/>
    </style:style>
    <style:style style:name="T135" style:family="text">
      <style:text-properties officeooo:rsid="008b70c2"/>
    </style:style>
    <style:style style:name="T136" style:family="text">
      <style:text-properties officeooo:rsid="008c729c"/>
    </style:style>
    <style:style style:name="T137" style:family="text">
      <style:text-properties officeooo:rsid="008ce75f"/>
    </style:style>
    <style:style style:name="T138" style:family="text">
      <style:text-properties officeooo:rsid="008eda3e"/>
    </style:style>
    <style:style style:name="T139" style:family="text">
      <style:text-properties officeooo:rsid="008f5977"/>
    </style:style>
    <style:style style:name="T140" style:family="text">
      <style:text-properties officeooo:rsid="00903111"/>
    </style:style>
    <style:style style:name="T141" style:family="text">
      <style:text-properties officeooo:rsid="00911347"/>
    </style:style>
    <style:style style:name="T142" style:family="text">
      <style:text-properties officeooo:rsid="00919394"/>
    </style:style>
    <style:style style:name="T143" style:family="text">
      <style:text-properties officeooo:rsid="00937812"/>
    </style:style>
    <style:style style:name="T144" style:family="text">
      <style:text-properties officeooo:rsid="009d582f"/>
    </style:style>
    <style:style style:name="T145" style:family="text">
      <style:text-properties officeooo:rsid="00a1b0bb"/>
    </style:style>
    <style:style style:name="T146" style:family="text">
      <style:text-properties officeooo:rsid="00b64e9b"/>
    </style:style>
    <style:style style:name="T147" style:family="text">
      <style:text-properties officeooo:rsid="00bef421"/>
    </style:style>
    <style:style style:name="T148" style:family="text">
      <style:text-properties officeooo:rsid="00c0ae43"/>
    </style:style>
    <style:style style:name="T149" style:family="text">
      <style:text-properties officeooo:rsid="00c27238"/>
    </style:style>
    <style:style style:name="T150" style:family="text">
      <style:text-properties style:font-name="Courier New"/>
    </style:style>
    <style:style style:name="T151" style:family="text">
      <style:text-properties style:font-name="Courier New" officeooo:rsid="00c51fb0"/>
    </style:style>
    <style:style style:name="T152" style:family="text">
      <style:text-properties officeooo:rsid="00c80a0c"/>
    </style:style>
    <style:style style:name="T153" style:family="text">
      <style:text-properties officeooo:rsid="00c9ce1f"/>
    </style:style>
    <style:style style:name="T154" style:family="text">
      <style:text-properties officeooo:rsid="00cb5d6a"/>
    </style:style>
    <style:style style:name="T155" style:family="text">
      <style:text-properties officeooo:rsid="00ccb0a2"/>
    </style:style>
    <style:style style:name="T156" style:family="text">
      <style:text-properties officeooo:rsid="00cdc2fa"/>
    </style:style>
    <style:style style:name="T157" style:family="text">
      <style:text-properties officeooo:rsid="00ce4754"/>
    </style:style>
    <style:style style:name="T158" style:family="text">
      <style:text-properties style:font-name="Times New Roman1" officeooo:rsid="00ce4754" style:font-name-asian="Times New Roman1" style:font-name-complex="Times New Roman1"/>
    </style:style>
    <style:style style:name="T159" style:family="text">
      <style:text-properties style:font-name="Times New Roman1" fo:font-style="normal" officeooo:rsid="00d56d78" style:font-name-asian="Times New Roman1" style:font-style-asian="normal" style:font-name-complex="Times New Roman1" style:font-style-complex="normal"/>
    </style:style>
    <style:style style:name="T160" style:family="text">
      <style:text-properties style:font-name="Times New Roman1" fo:font-size="12pt" officeooo:rsid="00f25250" style:font-name-asian="SimSun" style:font-size-asian="12pt" style:font-name-complex="Mangal" style:font-size-complex="12pt"/>
    </style:style>
    <style:style style:name="T161" style:family="text">
      <style:text-properties style:font-name="Times New Roman1" fo:font-size="12pt" fo:font-style="italic" officeooo:rsid="00fb5cce" style:font-name-asian="SimSun" style:font-size-asian="12pt" style:font-style-asian="italic" style:font-name-complex="Mangal" style:font-size-complex="12pt" style:font-style-complex="italic"/>
    </style:style>
    <style:style style:name="T162" style:family="text">
      <style:text-properties style:font-name="Times New Roman" fo:font-style="normal" officeooo:rsid="00d56d78" style:font-name-asian="SimSun" style:font-style-asian="normal" style:font-name-complex="Mangal" style:font-style-complex="normal"/>
    </style:style>
    <style:style style:name="T163" style:family="text">
      <style:text-properties style:font-name="Times New Roman" fo:font-size="12pt" fo:font-style="italic" officeooo:rsid="00d7122e" style:font-name-asian="SimSun" style:font-size-asian="12pt" style:font-style-asian="italic" style:font-name-complex="Mangal" style:font-size-complex="12pt" style:font-style-complex="italic"/>
    </style:style>
    <style:style style:name="T164" style:family="text">
      <style:text-properties style:font-name="Times New Roman" fo:font-size="12pt" officeooo:rsid="00d71d7c" style:font-name-asian="SimSun" style:font-size-asian="12pt" style:font-name-complex="Mangal" style:font-size-complex="12pt"/>
    </style:style>
    <style:style style:name="T165" style:family="text">
      <style:text-properties style:font-name="Times New Roman" fo:font-size="12pt" officeooo:rsid="00d8789a" style:font-name-asian="SimSun" style:font-size-asian="12pt" style:font-name-complex="Mangal" style:font-size-complex="12pt"/>
    </style:style>
    <style:style style:name="T166" style:family="text">
      <style:text-properties style:font-name="Times New Roman" fo:font-size="12pt" officeooo:rsid="00d9e4ba" style:font-name-asian="SimSun" style:font-size-asian="12pt" style:font-name-complex="Mangal" style:font-size-complex="12pt"/>
    </style:style>
    <style:style style:name="T167" style:family="text">
      <style:text-properties style:font-name="Times New Roman" fo:font-size="12pt" officeooo:rsid="00db6ea0" style:font-name-asian="SimSun" style:font-size-asian="12pt" style:font-name-complex="Mangal" style:font-size-complex="12pt"/>
    </style:style>
    <style:style style:name="T168" style:family="text">
      <style:text-properties style:font-name="Times New Roman" fo:font-size="12pt" officeooo:rsid="00dcc800" style:font-name-asian="SimSun" style:font-size-asian="12pt" style:font-name-complex="Mangal" style:font-size-complex="12pt"/>
    </style:style>
    <style:style style:name="T169" style:family="text">
      <style:text-properties style:font-name="Times New Roman" fo:font-size="12pt" officeooo:rsid="00dcd55d" style:font-name-asian="SimSun" style:font-size-asian="12pt" style:font-name-complex="Mangal" style:font-size-complex="12pt"/>
    </style:style>
    <style:style style:name="T170" style:family="text">
      <style:text-properties style:font-name="Times New Roman" fo:font-size="12pt" officeooo:rsid="00e03754" style:font-name-asian="SimSun" style:font-size-asian="12pt" style:font-name-complex="Mangal" style:font-size-complex="12pt"/>
    </style:style>
    <style:style style:name="T171" style:family="text">
      <style:text-properties style:font-name="Times New Roman" fo:font-size="12pt" officeooo:rsid="00e15daf" style:font-name-asian="SimSun" style:font-size-asian="12pt" style:font-name-complex="Mangal" style:font-size-complex="12pt"/>
    </style:style>
    <style:style style:name="T172" style:family="text">
      <style:text-properties style:font-name="Times New Roman" fo:font-size="12pt" officeooo:rsid="00e3527c" style:font-name-asian="SimSun" style:font-size-asian="12pt" style:font-name-complex="Mangal" style:font-size-complex="12pt"/>
    </style:style>
    <style:style style:name="T173" style:family="text">
      <style:text-properties style:font-name="Times New Roman" fo:font-size="12pt" officeooo:rsid="00e47df3" style:font-name-asian="SimSun" style:font-size-asian="12pt" style:font-name-complex="Mangal" style:font-size-complex="12pt"/>
    </style:style>
    <style:style style:name="T174" style:family="text">
      <style:text-properties style:font-name="Times New Roman" fo:font-size="12pt" officeooo:rsid="00e67008" style:font-name-asian="SimSun" style:font-size-asian="12pt" style:font-name-complex="Mangal" style:font-size-complex="12pt"/>
    </style:style>
    <style:style style:name="T175" style:family="text">
      <style:text-properties style:font-name="Times New Roman" fo:font-size="12pt" officeooo:rsid="00e71d5f" style:font-name-asian="SimSun" style:font-size-asian="12pt" style:font-name-complex="Mangal" style:font-size-complex="12pt"/>
    </style:style>
    <style:style style:name="T176" style:family="text">
      <style:text-properties style:font-name="Times New Roman" fo:font-size="12pt" officeooo:rsid="00e87ae1" style:font-name-asian="SimSun" style:font-size-asian="12pt" style:font-name-complex="Mangal" style:font-size-complex="12pt"/>
    </style:style>
    <style:style style:name="T177" style:family="text">
      <style:text-properties style:font-name="Times New Roman" fo:font-size="12pt" officeooo:rsid="00e8ae96" style:font-name-asian="SimSun" style:font-size-asian="12pt" style:font-name-complex="Mangal" style:font-size-complex="12pt"/>
    </style:style>
    <style:style style:name="T178" style:family="text">
      <style:text-properties style:font-name="Times New Roman" fo:font-size="12pt" officeooo:rsid="00e98d42" style:font-name-asian="SimSun" style:font-size-asian="12pt" style:font-name-complex="Mangal" style:font-size-complex="12pt"/>
    </style:style>
    <style:style style:name="T179" style:family="text">
      <style:text-properties style:font-name="Times New Roman" fo:font-size="12pt" officeooo:rsid="00ea3989" style:font-name-asian="SimSun" style:font-size-asian="12pt" style:font-name-complex="Mangal" style:font-size-complex="12pt"/>
    </style:style>
    <style:style style:name="T180" style:family="text">
      <style:text-properties style:font-name="Times New Roman" fo:font-size="12pt" officeooo:rsid="00ed26cf" style:font-name-asian="SimSun" style:font-size-asian="12pt" style:font-name-complex="Mangal" style:font-size-complex="12pt"/>
    </style:style>
    <style:style style:name="T181" style:family="text">
      <style:text-properties style:font-name="Times New Roman" fo:font-size="12pt" officeooo:rsid="00ed684c" style:font-name-asian="SimSun" style:font-size-asian="12pt" style:font-name-complex="Mangal" style:font-size-complex="12pt"/>
    </style:style>
    <style:style style:name="T182" style:family="text">
      <style:text-properties style:font-name="Times New Roman" fo:font-size="12pt" officeooo:rsid="00eedf4a" style:font-name-asian="SimSun" style:font-size-asian="12pt" style:font-name-complex="Mangal" style:font-size-complex="12pt"/>
    </style:style>
    <style:style style:name="T183" style:family="text">
      <style:text-properties style:font-name="Times New Roman" fo:font-size="12pt" officeooo:rsid="00ef5453" style:font-name-asian="SimSun" style:font-size-asian="12pt" style:font-name-complex="Mangal" style:font-size-complex="12pt"/>
    </style:style>
    <style:style style:name="T184" style:family="text">
      <style:text-properties style:font-name="Times New Roman" fo:font-size="12pt" officeooo:rsid="00f09f05" style:font-name-asian="SimSun" style:font-size-asian="12pt" style:font-name-complex="Mangal" style:font-size-complex="12pt"/>
    </style:style>
    <style:style style:name="T185" style:family="text">
      <style:text-properties style:font-name="Times New Roman" fo:font-size="12pt" officeooo:rsid="00f0ad06" style:font-name-asian="SimSun" style:font-size-asian="12pt" style:font-name-complex="Mangal" style:font-size-complex="12pt"/>
    </style:style>
    <style:style style:name="T186" style:family="text">
      <style:text-properties style:font-name="Times New Roman" fo:font-size="12pt" officeooo:rsid="00f17c3b" style:font-name-asian="SimSun" style:font-size-asian="12pt" style:font-name-complex="Mangal" style:font-size-complex="12pt"/>
    </style:style>
    <style:style style:name="T187" style:family="text">
      <style:text-properties style:font-name="Times New Roman" fo:font-size="12pt" officeooo:rsid="00f25250" style:font-name-asian="SimSun" style:font-size-asian="12pt" style:font-name-complex="Mangal" style:font-size-complex="12pt"/>
    </style:style>
    <style:style style:name="T188" style:family="text">
      <style:text-properties style:font-name="Times New Roman" fo:font-size="12pt" officeooo:rsid="00f2dbb7" style:font-name-asian="SimSun" style:font-size-asian="12pt" style:font-name-complex="Mangal" style:font-size-complex="12pt"/>
    </style:style>
    <style:style style:name="T189" style:family="text">
      <style:text-properties style:font-name="Times New Roman" fo:font-size="12pt" officeooo:rsid="00f3d437" style:font-name-asian="SimSun" style:font-size-asian="12pt" style:font-name-complex="Mangal" style:font-size-complex="12pt"/>
    </style:style>
    <style:style style:name="T190" style:family="text">
      <style:text-properties style:font-name="Times New Roman" fo:font-size="12pt" officeooo:rsid="00f54e97" style:font-name-asian="SimSun" style:font-size-asian="12pt" style:font-name-complex="Mangal" style:font-size-complex="12pt"/>
    </style:style>
    <style:style style:name="T191" style:family="text">
      <style:text-properties style:font-name="Times New Roman" fo:font-size="12pt" officeooo:rsid="00f663d8" style:font-name-asian="SimSun" style:font-size-asian="12pt" style:font-name-complex="Mangal" style:font-size-complex="12pt"/>
    </style:style>
    <style:style style:name="T192" style:family="text">
      <style:text-properties style:font-name="Times New Roman" fo:font-size="12pt" officeooo:rsid="00fcd3cd" style:font-name-asian="SimSun" style:font-size-asian="12pt" style:font-name-complex="Mangal" style:font-size-complex="12pt"/>
    </style:style>
    <style:style style:name="T193" style:family="text">
      <style:text-properties style:font-name="Times New Roman" fo:font-size="12pt" officeooo:rsid="00fdc629" style:font-name-asian="SimSun" style:font-size-asian="12pt" style:font-name-complex="Mangal" style:font-size-complex="12pt"/>
    </style:style>
    <style:style style:name="T194" style:family="text">
      <style:text-properties style:font-name="Times New Roman" fo:font-size="12pt" officeooo:rsid="00fff5b5" style:font-name-asian="SimSun" style:font-size-asian="12pt" style:font-name-complex="Mangal" style:font-size-complex="12pt"/>
    </style:style>
    <style:style style:name="T195" style:family="text">
      <style:text-properties style:font-name="Times New Roman" fo:font-size="12pt" officeooo:rsid="0102faa8" style:font-name-asian="SimSun" style:font-size-asian="12pt" style:font-name-complex="Mangal" style:font-size-complex="12pt"/>
    </style:style>
    <style:style style:name="T196" style:family="text">
      <style:text-properties officeooo:rsid="00ceab20"/>
    </style:style>
    <style:style style:name="T197" style:family="text">
      <style:text-properties officeooo:rsid="00cf9f1d"/>
    </style:style>
    <style:style style:name="T198" style:family="text">
      <style:text-properties officeooo:rsid="00d077ec"/>
    </style:style>
    <style:style style:name="T199" style:family="text">
      <style:text-properties officeooo:rsid="00d0d22f"/>
    </style:style>
    <style:style style:name="T200" style:family="text">
      <style:text-properties officeooo:rsid="00d0fe00"/>
    </style:style>
    <style:style style:name="T201" style:family="text">
      <style:text-properties style:text-position="super 58%" style:font-name="Times New Roman" fo:font-size="12pt" officeooo:rsid="00e87ae1" style:font-name-asian="SimSun" style:font-size-asian="12pt" style:font-name-complex="Mangal" style:font-size-complex="12pt"/>
    </style:style>
    <style:style style:name="T202" style:family="text">
      <style:text-properties style:text-position="super 58%" style:font-name="Times New Roman" fo:font-size="12pt" officeooo:rsid="00e98d42" style:font-name-asian="SimSun" style:font-size-asian="12pt" style:font-name-complex="Mangal" style:font-size-complex="12pt"/>
    </style:style>
    <style:style style:name="T203" style:family="text">
      <style:text-properties style:text-position="super 58%" style:font-name="Times New Roman" fo:font-size="12pt" officeooo:rsid="00ed26cf" style:font-name-asian="SimSun" style:font-size-asian="12pt" style:font-name-complex="Mangal" style:font-size-complex="12pt"/>
    </style:style>
    <style:style style:name="T204" style:family="text">
      <style:text-properties style:text-position="super 58%" style:font-name="Times New Roman" fo:font-size="12pt" officeooo:rsid="00ef5453" style:font-name-asian="SimSun" style:font-size-asian="12pt" style:font-name-complex="Mangal" style:font-size-complex="12pt"/>
    </style:style>
    <style:style style:name="T205" style:family="text">
      <style:text-properties officeooo:rsid="00f6a484"/>
    </style:style>
    <style:style style:name="T206" style:family="text">
      <style:text-properties officeooo:rsid="00f8372d"/>
    </style:style>
    <style:style style:name="T207" style:family="text">
      <style:text-properties officeooo:rsid="0103b267"/>
    </style:style>
    <style:style style:name="T208" style:family="text">
      <style:text-properties officeooo:rsid="01041171"/>
    </style:style>
    <style:style style:name="T209" style:family="text">
      <style:text-properties officeooo:rsid="01049d66"/>
    </style:style>
    <style:style style:name="T210" style:family="text">
      <style:text-properties officeooo:rsid="0106c304"/>
    </style:style>
    <style:style style:name="T211" style:family="text">
      <style:text-properties officeooo:rsid="0106df40"/>
    </style:style>
    <style:style style:name="T212" style:family="text">
      <style:text-properties officeooo:rsid="0107bc63"/>
    </style:style>
    <style:style style:name="T213" style:family="text">
      <style:text-properties officeooo:rsid="0109864e"/>
    </style:style>
    <style:style style:name="T214" style:family="text">
      <style:text-properties officeooo:rsid="010a2a55"/>
    </style:style>
    <style:style style:name="T215" style:family="text">
      <style:text-properties officeooo:rsid="010c254b"/>
    </style:style>
    <style:style style:name="T216" style:family="text">
      <style:text-properties officeooo:rsid="010d85ae"/>
    </style:style>
    <style:style style:name="T217" style:family="text">
      <style:text-properties officeooo:rsid="010e4876"/>
    </style:style>
    <style:style style:name="T218" style:family="text">
      <style:text-properties officeooo:rsid="010f8fe4"/>
    </style:style>
    <style:style style:name="T219" style:family="text">
      <style:text-properties officeooo:rsid="0110ff0e"/>
    </style:style>
    <style:style style:name="T220" style:family="text">
      <style:text-properties style:font-name="Courier New1" fo:font-size="11pt" officeooo:rsid="0110ff0e" style:font-size-asian="11pt" style:font-size-complex="11pt"/>
    </style:style>
    <style:style style:name="T221" style:family="text">
      <style:text-properties officeooo:rsid="011314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654in" fo:text-indent="-0.25in" fo:margin-left="3.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54in" fo:text-indent="-0.25in" fo:margin-left="3.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654in" fo:text-indent="-0.25in" fo:margin-left="3.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154in" fo:text-indent="-0.25in" fo:margin-left="3.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654in" fo:text-indent="-0.25in" fo:margin-left="4.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154in" fo:text-indent="-0.25in" fo:margin-left="4.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6654in" fo:text-indent="-0.25in" fo:margin-left="4.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9154in" fo:text-indent="-0.25in" fo:margin-left="4.9154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 Manual of Audapter</text:p>
      <text:p text:style-name="P2"><text:s/></text:p>
      <text:p text:style-name="P3">Shanqing Cai</text:p>
      <text:p text:style-name="P1"><text:a xlink:type="simple" xlink:href="mailto:scai@bu.edu"><text:span text:style-name="T1">scai@bu.edu</text:span></text:a><text:span text:style-name="T1">, </text:span><text:a xlink:type="simple" xlink:href="mailto:shanqing.cai@gmail.com"><text:span text:style-name="T1">shanqing.cai@gmail.com</text:span></text:a></text:p>
      <text:p text:style-name="P3"/>
      <text:p text:style-name="P6">Speech Laboratory,</text:p>
      <text:p text:style-name="P6">Department of Speech, Language and Hearing Sciences,</text:p>
      <text:p text:style-name="P6">Sargent College of Health and Rehabilitation Sciences,</text:p>
      <text:p text:style-name="P6">Boston University</text:p>
      <text:p text:style-name="P2"><text:s/></text:p>
      <text:p text:style-name="P3">January 2014</text:p>
      <text:p text:style-name="P2"><text:s/></text:p>
      <text:h text:style-name="Heading_20_Level_20_1" text:outline-level="1">1. <text:span text:style-name="T32">Overview: </text:span>What is Audapter?</text:h>
      <text:p text:style-name="P82"><text:span text:style-name="T3">Audapter</text:span><text:span text:style-name="T2"> is a software package for configurable real-time manipulation of acoustic parameters of speech </text:span><text:span text:style-name="T24">that runs on general-purpose computer</text:span><text:span text:style-name="T25">s</text:span><text:span text:style-name="T2">. </text:span><text:span text:style-name="T6">It is designed for research on auditory-motor interactions in speech production, but may also be of use for certain speech signal processing applications. <text:s/>The current version of Audapter supports <text:s/>manipulation </text:span><text:span text:style-name="T26">(i.e., perturbati</text:span><text:span text:style-name="T145">o</text:span><text:span text:style-name="T26">n)</text:span><text:span text:style-name="T6"> of the following </text:span><text:span text:style-name="T27">acoustic </text:span><text:span text:style-name="T6">parameters:</text:span></text:p>
      <text:list xml:id="list6302700960443493150" text:style-name="L1">
        <text:list-item>
          <text:p text:style-name="P71"><text:span text:style-name="T6">Formant frequencies (F1 and F2), </text:span><text:span text:style-name="T28">in </text:span><text:span text:style-name="T8">both static and </text:span><text:span text:style-name="T28">time-varying ways</text:span></text:p>
        </text:list-item>
        <text:list-item>
          <text:p text:style-name="P71"><text:span text:style-name="T6">Fundamental frequency (F0, or pitch</text:span><text:span text:style-name="T9">)</text:span></text:p>
        </text:list-item>
        <text:list-item>
          <text:p text:style-name="P73">Local timing, through time-warping</text:p>
        </text:list-item>
        <text:list-item>
          <text:p text:style-name="P73">Local intensity</text:p>
        </text:list-item>
        <text:list-item>
          <text:p text:style-name="P72"><text:span text:style-name="T6">Global </text:span><text:span text:style-name="T7">time </text:span><text:span text:style-name="T6">delay </text:span><text:span text:style-name="T29">(delayed auditory feedback)</text:span></text:p>
        </text:list-item>
        <text:list-item>
          <text:p text:style-name="P74">Global intensity</text:p>
        </text:list-item>
      </text:list>
      <text:p text:style-name="P76"><text:span text:style-name="T6">Perturbation types a – d can be automatically gated in on specific preselected parts of a given utterance, through a set of heuristic rules for online status tracking (OST, see Sect. </text:span><text:span text:style-name="T10">X.X</text:span><text:span text:style-name="T6">). </text:span><text:span text:style-name="T30">Certain </text:span><text:span text:style-name="T76">combinations</text:span><text:span text:style-name="T30"> of perturbation </text:span><text:span text:style-name="T76">types </text:span><text:span text:style-name="T31">(e.g., a and c, b and e) can be delivered simultaneousl</text:span><text:span text:style-name="T77">y</text:span><text:span text:style-name="T31">. </text:span></text:p>
      <text:p text:style-name="P77"><text:span text:style-name="T207">As a package, Audapter includes </text:span><text:span text:style-name="T211">both</text:span><text:span text:style-name="T207"> the core </text:span><text:span text:style-name="T212">algorithms</text:span><text:span text:style-name="T207"> for real-time speech signal processing and MATLAB wrap-around</text:span><text:span text:style-name="T213">s</text:span><text:span text:style-name="T207"> supporting </text:span><text:span text:style-name="T208">psychophysical experiment</text:span><text:span text:style-name="T209">s</text:span><text:span text:style-name="T208">. </text:span><text:span text:style-name="T14">The real-time signal processing algorithms </text:span><text:span text:style-name="T15">are coded in C++ and implemented as a MEX interface for MATLAB. A set of MATLAB scripts and programs are available for calling Audapter and </text:span><text:span text:style-name="T22">utilizing it in v</text:span><text:span text:style-name="T15">arious types of auditory feedback perturbation (AFP) experiments. </text:span><text:span text:style-name="T23">These includes graphical user interfaces for stimulus presentation, experimental workflow control, data preprocessing, as well as basic analysis of ths data. </text:span><text:span text:style-name="T17">Although Audapter has only be thoroughly used and tested on Windows PCs (both 32- and 64-bit), it should be portable to other platforms, including Mac. </text:span></text:p>
      <text:p text:style-name="P82"><text:span text:style-name="T16">Audapter </text:span><text:span text:style-name="T23">was</text:span><text:span text:style-name="T16"> developed at the Speech Communication Group, Research Laboratory of Electronics (RLE), Massachusetts Institute of Technology (MIT) as well as the Speech Laboratory of Boston University. Marc Boucek (Ref) and Satrajit Ghosh originated the MEX C++ project. This code was partly based on algorithms written on DSP platforms by Virgilio Villacorta and Kevin J. Riley </text:span><text:span text:style-name="T23">in</text:span><text:span text:style-name="T16"> earlier AFP experiments. </text:span><text:span text:style-name="T18">Since 2007, Shanqing Cai, the author of this </text:span><text:span text:style-name="T20">document</text:span><text:span text:style-name="T18">, </text:span><text:span text:style-name="T19">made</text:span><text:span text:style-name="T18"> extensive modifications to Audapter and added many new functions. </text:span><text:span text:style-name="T21">Cai is currently the primary maintainer of this software package.</text:span></text:p>
      <text:p text:style-name="P82">This manual will serve as a general guide to the usage of Audapter.</text:p>
      <text:p text:style-name="Main_20_Text"/>
      <text:h text:style-name="P60" text:outline-level="2">1.1. How to cite Audapter</text:h>
      <text:p text:style-name="P56"/>
      <text:h text:style-name="P68" text:outline-level="1"><text:soft-page-break/><text:span text:style-name="T33">2.</text:span> Getting <text:span text:style-name="T34">S</text:span>tarted - Running <text:span text:style-name="T34">D</text:span>emos</text:h>
      <text:p text:style-name="P68"/>
      <text:p text:style-name="P103"><text:span text:style-name="T210">The Audapter package comes with </text:span><text:span text:style-name="T214">a set of </text:span><text:span text:style-name="T215">demo scripts that show you the basic capacity of the software as well as </text:span><text:span text:style-name="T216">serve as </text:span><text:span text:style-name="T217">examples</text:span><text:span text:style-name="T216"> </text:span><text:span text:style-name="T217">for</text:span><text:span text:style-name="T216"> programming your own Audapter applications. </text:span></text:p>
      <text:p text:style-name="P104"><text:span text:style-name="T219">Details on how to obtain, compile and set up Audapter can be found in Section</text:span><text:span text:style-name="T13"> X.X</text:span><text:span text:style-name="T219">. </text:span><text:span text:style-name="T218">To set up the environment properly, you need to add path to Shanqing Cai's MATLAB </text:span><text:span text:style-name="T219">toolkit, by entering in MATLAB a command such as the following: </text:span></text:p>
      <text:p text:style-name="P78"><text:span text:style-name="T220">addpath </text:span><text:a xlink:type="simple" xlink:href="file:///e:/speechres/commonmcode"><text:span text:style-name="T220">e:/speechres/commonmcode</text:span></text:a></text:p>
      <text:p text:style-name="P104"><text:span text:style-name="T219">Then, use the cds script in the toolkit to set up the paths and environment automatically:</text:span></text:p>
      <text:p text:style-name="P79"><text:span text:style-name="T219">cds('ape')</text:span><text:span text:style-name="T219"><text:note text:id="ftn0" text:note-class="footnote"><text:note-citation>1</text:note-citation><text:note-body><text:p text:style-name="P106"><text:span text:style-name="T219">“ape” stands for auditory perturbation experiment.</text:span></text:p></text:note-body></text:note></text:span></text:p>
      <text:p text:style-name="P101"><text:span text:style-name="T221">Demo 1: Formant perturbation</text:span></text:p>
      <text:p text:style-name="P101"><text:span text:style-name="T221"><text:tab/>test_audapter('formant')</text:span></text:p>
      <text:p text:style-name="Main_20_Text"><text:span text:style-name="T221">This command brings up two windows, each showing a spectrogram. </text:span></text:p>
      <text:p text:style-name="P56"><draw:frame draw:style-name="fr1" draw:name="graphics1" text:anchor-type="paragraph" svg:x="0.6992in" svg:y="0.0138in" svg:width="5.9264in" svg:height="2.5453in" draw:z-index="0"><draw:image xlink:href="Pictures/200000DE0000C0C7000052D1BFB713B6.svm" xlink:type="simple" xlink:show="embed" xlink:actuate="onLoad"/></draw:frame><text:span text:style-name="T221"/></text:p>
      <text:p text:style-name="P56"><text:span text:style-name="T221"/></text:p>
      <text:p text:style-name="Main_20_Text"><text:span text:style-name="T221"/></text:p>
      <text:p text:style-name="Main_20_Text"><text:span text:style-name="T221"/></text:p>
      <text:p text:style-name="P68"/>
      <text:p text:style-name="P2">There are two demo routines in this package. They are </text:p>
      <text:p text:style-name="P2">mcode/TransShiftDemo_Monophthong.m and mcode/TransShiftDemo_Triphthong.m. The </text:p>
      <text:p text:style-name="P2">former demonstrates fixed perturbation (F1-up) on a steady-state <text:s/>vowel (/a/ in Mandarin); the </text:p>
      <text:p text:style-name="P2">latter shows time-varying perturbation (F1-inflate) on a triphthong (/iau/ in Mandarin). <text:s/></text:p>
      <text:p text:style-name="P2">Running either file will generate two windows. The first window shows the spectrograms of </text:p>
      <text:p text:style-name="P2">the original and shifted speech sounds with <text:s/>the F1 and F2 tracks overlaid. The second window </text:p>
      <text:p text:style-name="P2">plots the original and shifted F1-F2 trajectories versus time and in a formant plane. </text:p>
      <text:p text:style-name="P2">Note that in each of the two m-files, you can modify Line 3 to switch from a sound sample </text:p>
      <text:p text:style-name="P2">produced by a male speaker to that produced by a female speaker, or vice versa. In Line 4, you </text:p>
      <text:p text:style-name="P2">can specify whether the original and shifted sound will be played for you to hear. <text:s/></text:p>
      <text:p text:style-name="P2"><text:s/></text:p>
      <text:p text:style-name="P2"><text:soft-page-break/><text:span text:style-name="T35">3</text:span>. <text:span text:style-name="T34">Basic Ways of calling Audapter</text:span> <text:span text:style-name="T34">from MATLAB</text:span></text:p>
      <text:p text:style-name="P2"><text:s/></text:p>
      <text:p text:style-name="P2">TransShiftMex(0) </text:p>
      <text:p text:style-name="P2"><text:s/>Enumerate all recognized audio input/output devices. <text:s/></text:p>
      <text:p text:style-name="P2"><text:s/></text:p>
      <text:p text:style-name="P2">TransShiftMex(1) </text:p>
      <text:p text:style-name="P2"><text:s/>Start a trial. <text:s/></text:p>
      <text:p text:style-name="P2"><text:s/></text:p>
      <text:p text:style-name="P2"/>
      <text:p text:style-name="P2">TransShiftMex(2) </text:p>
      <text:p text:style-name="P2"><text:s/>End a trial. <text:s text:c="3"/></text:p>
      <text:p text:style-name="P2"><text:s/></text:p>
      <text:p text:style-name="P2">TransShiftMex(3, paramName, paramValue, toPrompt) </text:p>
      <text:p text:style-name="P2"><text:s/>Set a parameter. Table 1 contains a complete list of the parameters of TransShiftMex. <text:s/></text:p>
      <text:p text:style-name="P2"><text:s text:c="2"/>paramName is a char string. It is the name of the parameter to be set. <text:s/></text:p>
      <text:p text:style-name="P2"><text:s text:c="2"/>paramValue is an int, Boolean (0/1) or double type numerical scalar or vector. The appropriate type and </text:p>
      <text:p text:style-name="P2">size are listed in Table 1. <text:s text:c="2"/></text:p>
      <text:p text:style-name="P2"><text:s text:c="2"/>toPrompt is a Boolean number. It specifies whether TransShiftMex should generate a text prompt in </text:p>
      <text:p text:style-name="P2">MATLAB upon setting the parameter. <text:s/></text:p>
      <text:p text:style-name="P2"><text:s/></text:p>
      <text:p text:style-name="P2">[signalMat, dataMat] = TransShiftMex(4) </text:p>
      <text:p text:style-name="P2"><text:s/>Get data from TransShiftMex. This is usually done after a trial. <text:s/></text:p>
      <text:p text:style-name="P2"><text:s text:c="2"/>signalMat is a Ns×2 matrix. Ns is the number of samples. The first column contains the input acoustic </text:p>
      <text:p text:style-name="P2">signals, whose sampling frequency is specified in the parameter srate</text:p>
      <text:p text:style-name="P2">1</text:p>
      <text:p text:style-name="P2">. The second column contains the </text:p>
      <text:p text:style-name="P2">output acoustic signal. When shifting is done (i.e., bshift = 1), this is the shifted sound. It has the same </text:p>
      <text:p text:style-name="P2">sampling frequency as the input signal. <text:s/></text:p>
      <text:p text:style-name="P2">                                                             </text:p>
      <text:p text:style-name="P2">1</text:p>
      <text:p text:style-name="P2"> In this manual, Italic fonts indicate parameters of TransShiftMex.  </text:p>
      <text:p text:style-name="P2">1 </text:p>
      <text:p text:style-name="P2">  <text:s/>dataMat is a Nf×k matrix, Nf being the number of frames. A frame corresponds to <text:s/>framelen time samples. </text:p>
      <text:p text:style-name="P2">The number of columns, k, depends on the order of LPC and the number of tracked formants. <text:s/></text:p>
      <text:p text:style-name="P2">The meanings of the columns of dataMat are listed below. <text:s/></text:p>
      <text:p text:style-name="P2"><text:s text:c="4"/>Column 1: sample number at the beginning of each frame. </text:p>
      <text:p text:style-name="P2"><text:s/>Column 2: unsmoothed frame-by-frame RMS amplitude of the input signal. </text:p>
      <text:p text:style-name="P2"><text:s/>Column 3: smoothed frame-by-frame RMS amplitude of the input signal. </text:p>
      <text:p text:style-name="P2"><text:s/>Column 4: smoothed frame-by-frame RMS amplitude of the pre-emphasized (high-pass filtered input </text:p>
      <text:p text:style-name="P2">signal. <text:s/></text:p>
      <text:p text:style-name="P2"><text:s/>Columns 5 - 8: formant frequency estimates of the first ntracks formants (Hz). Assume ntracks = 4. </text:p>
      <text:p text:style-name="P2"><text:s/>Columns 9 - 12: radii in the z-plane of the first ntracks formants. Asume ntracks = 4;. </text:p>
      <text:p text:style-name="P2"><text:s/>Columns 13 - 14: time derivatives of F1 and F2. <text:s/></text:p>
      <text:p text:style-name="P2"><text:s/>Columns 15 - 16: F1 and F2 in the output signal. When shifting is done (i.e., bshift = 1), these are the </text:p>
      <text:p text:style-name="P2">shifted F1 and F2. <text:s/></text:p>
      <text:p text:style-name="P2"><text:s/>Columns 17 - k: the frame-by-frame LPC coefficients. <text:s/></text:p>
      <text:p text:style-name="P2"><text:s/></text:p>
      <text:p text:style-name="P2"><text:soft-page-break/>TransShiftMex(5, frameData) </text:p>
      <text:p text:style-name="P2"><text:s/>Offline calling of TransShiftMex. This is usually used in offline processing of data or debugging. <text:s/></text:p>
      <text:p text:style-name="P2"><text:s/>frameData is a 1×(framelen×downfact) vector. <text:s/></text:p>
      <text:p text:style-name="P2"><text:s/></text:p>
      <text:p text:style-name="P2">TransShiftMex(6) </text:p>
      <text:p text:style-name="P2"><text:s/>Reset the status of TransShiftMex. <text:s text:c="2"/></text:p>
      <text:p text:style-name="P2"><text:s/></text:p>
      <text:p text:style-name="P2">TransShiftMex(11) </text:p>
      <text:p text:style-name="P2"><text:s/>Sine wave (pure tone) generator. Plays a continuous pure tone of frequency wgfreq (Hz), amplitude wgamp </text:p>
      <text:p text:style-name="P2">and initial time wgtime, that is, wgamp×sin(wgfreq×(t+wgtime)). No ramp is imposed. <text:s/></text:p>
      <text:p text:style-name="P2"><text:s/></text:p>
      <text:p text:style-name="P2">TransShiftMex(12) </text:p>
      <text:p text:style-name="P2"><text:s/>Waveform playback. The waveform is specified in the 1×120000 array datapb. <text:s/></text:p>
      <text:p text:style-name="P2"><text:s/></text:p>
      <text:p text:style-name="P2">Table 1.Input parameters </text:p>
      <text:p text:style-name="P2">Parameter </text:p>
      <text:p text:style-name="P2">Name </text:p>
      <text:p text:style-name="P2">Type <text:s/>Description <text:s/>Default value</text:p>
      <text:p text:style-name="P2">2</text:p>
      <text:p text:style-name="P2"><text:s/></text:p>
      <text:p text:style-name="P2">srate <text:s/>int <text:s/>Sampling rate in Hz <text:s/>120003</text:p>
      <text:p text:style-name="P2"><text:s/></text:p>
      <text:p text:style-name="P2">framelen <text:s/>int <text:s/>Frame length in number of samples <text:s/>16 </text:p>
      <text:p text:style-name="P2">ndelay <text:s/>int <text:s/>Processing delay in number of frames <text:s/>7 </text:p>
      <text:p text:style-name="P2">nwin <text:s/>int <text:s/>Number of windows per frame. Each </text:p>
      <text:p text:style-name="P2">incoming frame is divided into nwin </text:p>
      <text:p text:style-name="P2">windows </text:p>
      <text:p text:style-name="P2">1 </text:p>
      <text:p text:style-name="P2">nlpc <text:s/>int <text:s/>Order of linear predictive coding (LPC) <text:s/>13 for male speakers and 11 for </text:p>
      <text:p text:style-name="P2">female speakers </text:p>
      <text:p text:style-name="P2">nfmts <text:s/>int <text:s/>Number of formants to be shifted. <text:s text:c="2"/>2 </text:p>
      <text:p text:style-name="P2">ntracks <text:s/>int <text:s/>Number of tracked formants. The 1st to the </text:p>
      <text:p text:style-name="P2">nfmts-th formants will be tracked. </text:p>
      <text:p text:style-name="P2">4 </text:p>
      <text:p text:style-name="P2">avglen <text:s/>int <text:s/>Length of the formant-frequency </text:p>
      <text:p text:style-name="P2">smoothing window (in number of frames) <text:s/></text:p>
      <text:p text:style-name="P2">8 </text:p>
      <text:p text:style-name="P2">cepswinwidth <text:s/>int <text:s/>Low-pass cepstral liftering window size <text:s/>Depends on the F0 of the speaker . </text:p>
      <text:p text:style-name="P2">See Section 1.3. <text:s text:c="2"/></text:p>
      <text:p text:style-name="P2">fb <text:s/>int <text:s/>Feedback mode. <text:s/></text:p>
      <text:p text:style-name="P2">0: mute (play no sound) </text:p>
      <text:p text:style-name="P2">1: normal (speech only) </text:p>
      <text:p text:style-name="P2">2: noise only </text:p>
      <text:p text:style-name="P2">1 </text:p>
      <text:p text:style-name="P2">                                                             </text:p>
      <text:p text:style-name="P2">2</text:p>
      <text:p text:style-name="P2"> These default values are contained in mcode/getDefaultParams.m. </text:p>
      <text:p text:style-name="P2">3</text:p>
      <text:p text:style-name="P2"><text:soft-page-break/> 48000 Hz downsampled by a factor of 4.  </text:p>
      <text:p text:style-name="P2">2 </text:p>
      <text:p text:style-name="P2"> 3: speech + noise. <text:s/></text:p>
      <text:p text:style-name="P2">Note: these options work only under </text:p>
      <text:p text:style-name="P2">TransShiftMex(1). <text:s/></text:p>
      <text:p text:style-name="P2">minvowellen <text:s/>int <text:s/>Minimum allowed vowel duration (in </text:p>
      <text:p text:style-name="P2">number of frames) </text:p>
      <text:p text:style-name="P2">60 (60 * 16 / 12000 = 80 ms) </text:p>
      <text:p text:style-name="P2">scale <text:s/>double <text:s/>Scaling factor imposed on the output <text:s/>1 </text:p>
      <text:p text:style-name="P2">preemp <text:s/>double <text:s/>Pre-emphasis factor <text:s/>0.98 </text:p>
      <text:p text:style-name="P2">rmsthr <text:s/>double <text:s/>Short-time RMS threshold <text:s/>Varies. Depends on many factors </text:p>
      <text:p text:style-name="P2">such as microphone gain, speaker </text:p>
      <text:p text:style-name="P2">volume, identity of the vowel, etc. <text:s/></text:p>
      <text:p text:style-name="P2">rmsratio <text:s/>double <text:s/>Threshold for short-time ratio between </text:p>
      <text:p text:style-name="P2">original energy and high-pass energy. Used </text:p>
      <text:p text:style-name="P2">in vowel detection. See Section 1.2. </text:p>
      <text:p text:style-name="P2">1.3 </text:p>
      <text:p text:style-name="P2">rmsff <text:s/>double <text:s/>RMS calculation forget factor <text:s/>0.95 </text:p>
      <text:p text:style-name="P2">wgfreq <text:s/>double <text:s/>Sine-wave generator frequency in Hz <text:s/>1000 </text:p>
      <text:p text:style-name="P2">wgamp <text:s/>double <text:s/>Sine-wave generator frequency (wav amp) <text:s/>0.1 </text:p>
      <text:p text:style-name="P2">wgtime <text:s/>double <text:s text:c="2"/>Sine-wave generator initial time, used to set </text:p>
      <text:p text:style-name="P2">the initial phase. <text:s text:c="2"/></text:p>
      <text:p text:style-name="P2">0 </text:p>
      <text:p text:style-name="P2">datapb <text:s/>double, </text:p>
      <text:p text:style-name="P2">1×120000 </text:p>
      <text:p text:style-name="P2">array </text:p>
      <text:p text:style-name="P2">Arbitrary sound waveform for playback. </text:p>
      <text:p text:style-name="P2">The sampling rate of the playback is 48000 </text:p>
      <text:p text:style-name="P2">Hz. Therefore TransShiftMex can playback </text:p>
      <text:p text:style-name="P2">2.5 seconds of sound. <text:s/></text:p>
      <text:p text:style-name="P2">zeros(1,120000) </text:p>
      <text:p text:style-name="P2">f2min <text:s/>double <text:s/>Lower boundary of the perturbation field </text:p>
      <text:p text:style-name="P2">(unit: mel or Hz, dependent on bmelshift) </text:p>
      <text:p text:style-name="P2">N/A </text:p>
      <text:p text:style-name="P2">f2max <text:s/>double <text:s/>Upper boundary of the perturbation field </text:p>
      <text:p text:style-name="P2">(unit: mel or Hz, dependent on bmelshift) </text:p>
      <text:p text:style-name="P2">N/A </text:p>
      <text:p text:style-name="P2">f1min <text:s/>double <text:s/>Left boundary of the perturbation field </text:p>
      <text:p text:style-name="P2">(unit: mel or Hz, dependent on bmelshift) </text:p>
      <text:p text:style-name="P2">N/A </text:p>
      <text:p text:style-name="P2">f1max <text:s/>double <text:s/>Right boundary of the perturbation field </text:p>
      <text:p text:style-name="P2">(unit: mel or Hz, dependent on bmelshift) </text:p>
      <text:p text:style-name="P2">N/A </text:p>
      <text:p text:style-name="P2">lbk <text:s/>double <text:s/>Slope of the tilted left boundary of the </text:p>
      <text:p text:style-name="P2">perturbation field (unit: mel/mel or Hz/Hz, </text:p>
      <text:p text:style-name="P2">dependent on bmelshift) </text:p>
      <text:p text:style-name="P2">N/A </text:p>
      <text:p text:style-name="P2">lbb <text:s/>double <text:s/>Intercept of the tilted right boundary of the </text:p>
      <text:p text:style-name="P2">perturbation field (unit: mel or Hz, </text:p>
      <text:p text:style-name="P2"><text:soft-page-break/>dependent on bmelshift) </text:p>
      <text:p text:style-name="P2">N/A </text:p>
      <text:p text:style-name="P2">pertf2 <text:s/>double </text:p>
      <text:p text:style-name="P2">1×257 </text:p>
      <text:p text:style-name="P2">array </text:p>
      <text:p text:style-name="P2">The independent variable of the </text:p>
      <text:p text:style-name="P2">perturbation vector field (unit: mel or Hz, </text:p>
      <text:p text:style-name="P2">dependent on bmelshift). See Section 1.2. <text:s/></text:p>
      <text:p text:style-name="P2">N/A </text:p>
      <text:p text:style-name="P2">pertamp <text:s/>double </text:p>
      <text:p text:style-name="P2">1×257 </text:p>
      <text:p text:style-name="P2">array </text:p>
      <text:p text:style-name="P2">The 1st dependent variable of the </text:p>
      <text:p text:style-name="P2">perturbation field: amplitude of the vectors. </text:p>
      <text:p text:style-name="P2">When bratioshift = 0, pertamp specifies the </text:p>
      <text:p text:style-name="P2">absolute amout of formant shifting (in </text:p>
      <text:p text:style-name="P2">either Hz or mel, depending on bmelshift). </text:p>
      <text:p text:style-name="P2">When bratioshift = 1, pertamp specifies the </text:p>
      <text:p text:style-name="P2">relative amount of formant shifting. See </text:p>
      <text:p text:style-name="P2">Section 1.2. <text:s/></text:p>
      <text:p text:style-name="P2">N/A </text:p>
      <text:p text:style-name="P2">pertphi <text:s/>double </text:p>
      <text:p text:style-name="P2">1×257 </text:p>
      <text:p text:style-name="P2">array </text:p>
      <text:p text:style-name="P2">The 2nd dependent variable of the </text:p>
      <text:p text:style-name="P2">perturbation field: orientation angle of the </text:p>
      <text:p text:style-name="P2">vectors (radians). See Section 1.2. </text:p>
      <text:p text:style-name="P2">N/A </text:p>
      <text:p text:style-name="P2">triallen <text:s/>double <text:s/>Length of the trial in sec. “triallen” seconds </text:p>
      <text:p text:style-name="P2">past the onset of the trial, the playback gain </text:p>
      <text:p text:style-name="P2">is set to zero. <text:s/></text:p>
      <text:p text:style-name="P2">2.5 </text:p>
      <text:p text:style-name="P2">ramplen <text:s/>double <text:s/>Length of the onset and offset linear ramps </text:p>
      <text:p text:style-name="P2">in sec. <text:s/></text:p>
      <text:p text:style-name="P2">0.05 </text:p>
      <text:p text:style-name="P2">3 </text:p>
      <text:p text:style-name="P2"> afact <text:s/>double <text:s/>α factor of the penalty function used in </text:p>
      <text:p text:style-name="P2">formant tracking. It is the weight on the </text:p>
      <text:p text:style-name="P2">bandwidth criterion (see Section 1.4). </text:p>
      <text:p text:style-name="P2">1 </text:p>
      <text:p text:style-name="P2">bfact <text:s/>double <text:s/>β factor of the penalty function used in </text:p>
      <text:p text:style-name="P2">formant tracking. It is the weight on the a </text:p>
      <text:p text:style-name="P2">priori knowledge of the formant </text:p>
      <text:p text:style-name="P2">frequencies (see Section 1.4).. <text:s/></text:p>
      <text:p text:style-name="P2">0.8 </text:p>
      <text:p text:style-name="P2">gfact <text:s/>double <text:s/>γ factor of the penalty function used in </text:p>
      <text:p text:style-name="P2">formant tracking. It is the weight on the </text:p>
      <text:p text:style-name="P2">temporal smoothness criterion (see Section </text:p>
      <text:p text:style-name="P2">1.4).. <text:s/></text:p>
      <text:p text:style-name="P2"><text:soft-page-break/>1 </text:p>
      <text:p text:style-name="P2">fn1 <text:s/>double <text:s/>A priori expectation of F1 (Hz) <text:s/>591 for male speakers; 675 for </text:p>
      <text:p text:style-name="P2">female speakers. (Note these values </text:p>
      <text:p text:style-name="P2">were selected for the Mandarin </text:p>
      <text:p text:style-name="P2">triphthong /iau/.) </text:p>
      <text:p text:style-name="P2">fn2 <text:s/>double <text:s/>A priori expectation of F2 (Hz) <text:s/>1314 for male speakers; 1392 for </text:p>
      <text:p text:style-name="P2">female speakers. (Note these values </text:p>
      <text:p text:style-name="P2">were selected for the Mandarin </text:p>
      <text:p text:style-name="P2">triphthong /iau/.) </text:p>
      <text:p text:style-name="P2">bgainadapt <text:s/>Boolean <text:s/>A flag indicating whether gain adaptation is </text:p>
      <text:p text:style-name="P2">to be used (See Section 1.6) </text:p>
      <text:p text:style-name="P2">0 </text:p>
      <text:p text:style-name="P2">bshift <text:s/>Boolean <text:s/>A flag indicating whether formant </text:p>
      <text:p text:style-name="P2">frequency shifting is to be used. Note: the </text:p>
      <text:p text:style-name="P2">following parameters must be properly set </text:p>
      <text:p text:style-name="P2">beforehand in order for the shifting to </text:p>
      <text:p text:style-name="P2">work: rmsthresh, rmsratio, f1min, f1max, </text:p>
      <text:p text:style-name="P2">f2min, f2max, lbk, lbb, pertf2, pertamp, </text:p>
      <text:p text:style-name="P2">pertphi, bdetect. <text:s text:c="2"/></text:p>
      <text:p text:style-name="P2">1 </text:p>
      <text:p text:style-name="P2">btrack <text:s/>Boolean <text:s/>A flag indicating whether the formant </text:p>
      <text:p text:style-name="P2">frequencies are tracked. It should almost </text:p>
      <text:p text:style-name="P2">always be set to 1. <text:s/></text:p>
      <text:p text:style-name="P2">1 </text:p>
      <text:p text:style-name="P2">bdetect <text:s/>Boolean <text:s/>A flag indicating whether TransShiftMex is </text:p>
      <text:p text:style-name="P2">to detect the time interval of a vowel. It </text:p>
      <text:p text:style-name="P2">should be set to 1 whenver bshift is set to 1. </text:p>
      <text:p text:style-name="P2">1 </text:p>
      <text:p text:style-name="P2">bweight <text:s/>Boolean <text:s/>A flag indicating whether TransShiftMex </text:p>
      <text:p text:style-name="P2">will smooth the formant frequencies with </text:p>
      <text:p text:style-name="P2">an RMS-based weighted averaging. <text:s/></text:p>
      <text:p text:style-name="P2">1 </text:p>
      <text:p text:style-name="P2">bcepslift <text:s/>Boolean <text:s/>A flag indicating whether TransShiftMex </text:p>
      <text:p text:style-name="P2">will do the low-pass cepstral liftering. </text:p>
      <text:p text:style-name="P2">Note: cepswinwidth needs to be set </text:p>
      <text:p text:style-name="P2">properly in order for the cepstral liftering to </text:p>
      <text:p text:style-name="P2">work. <text:s/></text:p>
      <text:p text:style-name="P2">1 </text:p>
      <text:p text:style-name="P2">bratioshift <text:s/>Boolean <text:s/>A flag indicating whether the data in </text:p>
      <text:p text:style-name="P2">pertamp are absolute (0) or relative (1) </text:p>
      <text:p text:style-name="P2">amount of formant shifting. See Section </text:p>
      <text:p text:style-name="P2">1.2. </text:p>
      <text:p text:style-name="P2">0 </text:p>
      <text:p text:style-name="P2">bmelshift <text:s/>Boolean <text:s/>A flag indicating whether the perturbation </text:p>
      <text:p text:style-name="P2">field is defined in Hz (0) or in mel (1). See </text:p>
      <text:p text:style-name="P2">Section 1.2. </text:p>
      <text:p text:style-name="P2">1 </text:p>
      <text:p text:style-name="P2"><text:s/></text:p>
      <text:p text:style-name="P2">4 </text:p>
      <text:p text:style-name="P2"><text:soft-page-break/>  </text:p>
      <text:p text:style-name="P2">Section 1.2. The perturbation field </text:p>
      <text:p text:style-name="P2"><text:s/></text:p>
      <text:p text:style-name="P2">Figure 1. A schematic drawing of the perturbation field. The dashed lines shows the </text:p>
      <text:p text:style-name="P2">boundaries of the perturbation field. The arrows show the perturbation vectors. The </text:p>
      <text:p text:style-name="P2">shaded region is the perturbation field. A and θ are the magnitude and angle of the vector, </text:p>
      <text:p text:style-name="P2">which are both functions of F2. </text:p>
      <text:p text:style-name="P2"><text:s/></text:p>
      <text:p text:style-name="P2">The perturbation field is a region in the F1-F2 plane in which F1 and F2 will be shifted in a </text:p>
      <text:p text:style-name="P2">F2-dependent way. As shown schematically shown in Fig. 1, the location of the field is defined </text:p>
      <text:p text:style-name="P2">by five boundaries, which are respectively <text:s/></text:p>
      <text:p text:style-name="P2">F1 ≥ f1Min; <text:s/>(1) </text:p>
      <text:p text:style-name="P2">F1 ≤ f1Max; (2) </text:p>
      <text:p text:style-name="P2">F2 ≥ f2min; <text:s/>(3) </text:p>
      <text:p text:style-name="P2">F2 ≤ f2max; <text:s/>(4) </text:p>
      <text:p text:style-name="P2">F2 ≥ lbk × F1 + lbb, if lbk ≤ 0; or F2 ≤ lbk × F1 + lbb, if lbk &gt; 0; <text:s/>(5) </text:p>
      <text:p text:style-name="P2">Whether the units of f1min, f1max, f2min, f2max, lbb and lbk are Hz or mel depends on the </text:p>
      <text:p text:style-name="P2">parameter bmelshift. When bmelshift = 1 (as by default), their units are mel; when bmelshift = 0; </text:p>
      <text:p text:style-name="P2">their units are Hz. <text:s/>Meanwhile, a set of criteria about <text:s/>the short-time RMS need to be </text:p>
      <text:p text:style-name="P2">simultaneously met in order for the formant shifting to happen. These are, <text:s/></text:p>
      <text:p text:style-name="P2">(RMSS &gt; 2 × rmsthr and RMSS / RMSP &gt; rmsratio / 1.3), <text:s/></text:p>
      <text:p text:style-name="P2">or, (RMSS &gt; rmsthr and RMSS / RMSP &gt; rmsratio), <text:s/>(6). </text:p>
      <text:p text:style-name="P2">In Equation (6), RMSS is the smoothed frame-by-frame RMS amplitude of the input signal, </text:p>
      <text:p text:style-name="P2">and RMSP is the smoothed frame-by-frame RMS amplitude of pre-emphasize (i.e., high-pass </text:p>
      <text:p text:style-name="P2">filtered) version of the input signal. The ratio between RMSS and RMSP is an indicator of how </text:p>
      <text:p text:style-name="P2">much the acoustic energy in the frame is dominated by the low-frequency bands. This ratio </text:p>
      <text:p text:style-name="P2">should be high during a vowel sound, and relatively low during a consonant sound. The criterion </text:p>
      <text:p text:style-name="P2">on this ratio reduces the possibility that an intense consonant is recognized as a vowel. </text:p>
      <text:p text:style-name="P2">In summary, detection of a <text:s/>vowel and shifting its formant frequencies is contingent upon </text:p>
      <text:p text:style-name="P2">simultaneous satisfaction of Equations (1) – (6). The boundary defined by Equation (5) is in </text:p>
      <text:p text:style-name="P2">general a tilted line (see Fig. 1), and may seem a little bit peculiar. It was added because it was </text:p>
      <text:p text:style-name="P2">5 </text:p>
      <text:p text:style-name="P2"> found to improve triphthong detection reliability in the Mandarin triphthong perturbation study. </text:p>
      <text:p text:style-name="P2">If you find it not necessary, the most convenient way to disable it is to set <text:s/>lbb and <text:s/>lbk both to </text:p>
      <text:p text:style-name="P2">zero. <text:s/></text:p>
      <text:p text:style-name="P2">Similarly, if your project is concerned with only a fixed amount perturbation to a steady-state </text:p>
      <text:p text:style-name="P2">vowel, you may wish not to use the boundaries f1min, f1max, f2min, and f2max, and rely only on </text:p>
      <text:p text:style-name="P2">the RMS criteria in Eqn. (6). You can achieve this by simply setting <text:s/>f1min and <text:s/>f2min to 0 and </text:p>
      <text:p text:style-name="P2">f1max and f2max to sufficiently large values (e.g., 5000). <text:s/></text:p>
      <text:p text:style-name="P2">The perturbation field is a vector field (arrows in Fig. 1). Each vector specifies how much F1 </text:p>
      <text:p text:style-name="P2">and F2 will be perturbed, respectively. Each vector is defined by a magnitude A and an angle φ, </text:p>
      <text:p text:style-name="P2">which corresponds to pertamp and pertphi in the parameter list. Both A and φ are functions of </text:p>
      <text:p text:style-name="P2">F2. The unit of <text:s/>pertamp (Hz or mel) is dependent on <text:s/>bmelshift, <text:s/>in the same way as those of </text:p>
      <text:p text:style-name="P2">f1min, f1max, f2min and f2max do. Whether <text:s/>pertamp is the absolute or relative amount of </text:p>
      <text:p text:style-name="P2">shifting depends on <text:s/>bratioshift. When <text:s/>bratioshift = 0 (as by default), <text:s/>pertamp is the absolute </text:p>
      <text:p text:style-name="P2">amount of shifting (either in Hz or mel, dependent on bratioshift). When bratioshift = 1, pertamp </text:p>
      <text:p text:style-name="P2">is the ratio of shifting. For example, if bmelshift = 0, <text:s/>bratioshift = 1, pertamp = all 0.3’s and </text:p>
      <text:p text:style-name="P2">pertphi = all 0’s, then the perturbation will be a uniform 30% increase in F1 of the vowel. <text:s/></text:p>
      <text:p text:style-name="P2">The mappings from F2 to A and φ are specified in the form of look-up tables (LUT) by the </text:p>
      <text:p text:style-name="P2"><text:soft-page-break/>three parameters pertf2, pertamp and pertphi, which are all 1×257 vectors. During the trial, the </text:p>
      <text:p text:style-name="P2">amount of formant frequency shifting are determined by linear interpolation in this LUT. <text:s/></text:p>
      <text:p text:style-name="P2">This design should be general enough to allow flexible F2-dependent perturbations. </text:p>
      <text:p text:style-name="P2">However, your project may concern with only fixed perturbation to a steady-state vowel, and </text:p>
      <text:p text:style-name="P2">hence not require this flexible setup. If <text:s/>that’s the case, you can simply set both <text:s/>pertamp and </text:p>
      <text:p text:style-name="P2">pertphi as constant. For example, if you want to introduce a 300-mel downward shift to the F1 of </text:p>
      <text:p text:style-name="P2">a steady-state vowel (e.g., /ε/), you can simply set bmelshift = 1, bratioshift = 0, and let pertamp </text:p>
      <text:p text:style-name="P2">be a 1×257 vector of all 300’s and let pertphi be a 1×257 vector of all π’s. Here, pertf2 should be </text:p>
      <text:p text:style-name="P2">a 1×257 linear ramp from f2min to f2max. <text:s/></text:p>
      <text:p text:style-name="P2">You should also keep in mind that the parameters <text:s/>f1min, <text:s/>f1max, <text:s/>f2min, f2max, lbk, <text:s/>lbb, </text:p>
      <text:p text:style-name="P2">pertf2, and <text:s/>pertamp all have units that are dependent on <text:s/>bmelshift, despite the fact that the </text:p>
      <text:p text:style-name="P2">formant frequency outputs in dataMat (See Section 1.1) and other parameters of TransShiftMex </text:p>
      <text:p text:style-name="P2">(e.g, srate, fn1, fn2, wgfreq, see Table 1) always have the unit of Hz. <text:s/></text:p>
      <text:p text:style-name="P2"><text:s/></text:p>
      <text:p text:style-name="P2">Section 1.3. Cepstral liftering </text:p>
      <text:p text:style-name="P2">To improve the quality of formant estimation for high-pitch speakers, low-pass liftering was </text:p>
      <text:p text:style-name="P2">performed on the cepstrum, which consisted of the following steps. <text:s/></text:p>
      <text:p text:style-name="P2">1) <text:s/>Log magnitude spectrum of the signal was computed using fast Fourier transform. <text:s/></text:p>
      <text:p text:style-name="P2">2) <text:s/>The log magnitude spectrum was Fourier transformed to give the cepstrum. <text:s/></text:p>
      <text:p text:style-name="P2">3) <text:s/>The cepstrum was low-pass liftered by applying a rectangular window. The cut-off </text:p>
      <text:p text:style-name="P2">quefrency of the window qc (in s) can be selected to be, <text:s/></text:p>
      <text:p text:style-name="P2">0 sec54.0 F qc = , <text:s/>(7). </text:p>
      <text:p text:style-name="P2">where </text:p>
      <text:p text:style-name="P2">0 F <text:s/>is the average fundamental frequency (F0) of the speaker. <text:s/>For example, if the </text:p>
      <text:p text:style-name="P2">average F0 of the speaker is 200 Hz, then qc = 0.54 / 200 = 0.0027 (s). Since the sampling </text:p>
      <text:p text:style-name="P2">rate of the signal is 12000 Hz by default, cepswinwidth should be 0.0027 s × 12000 Hz ≈ </text:p>
      <text:p text:style-name="P2">32. <text:s/></text:p>
      <text:p text:style-name="P2">4) <text:s/>The liftered cepstrum was transformed back into the frequency domain, and then back into </text:p>
      <text:p text:style-name="P2">the time domain. LPC analysis was performed on the resultant time-domain signal. </text:p>
      <text:p text:style-name="P2">6 </text:p>
      <text:p text:style-name="P2"> The effect of the cepstral liftering procedure is quantitatively evaluated in Section 2.1. It is our </text:p>
      <text:p text:style-name="P2">recommendation that cepstral liftering should almost always be used, on both female and male </text:p>
      <text:p text:style-name="P2">speakers. However, if you wish to disable it, you can achieve this by setting bcepslift to 0. <text:s/></text:p>
      <text:p text:style-name="P2">7 </text:p>
      <text:p text:style-name="P2">  </text:p>
      <text:p text:style-name="P2">Section 1.4. Formant tracking based on a dynamic programming </text:p>
      <text:p text:style-name="P2">algorithm (Xia and Espy-Wilson 2000) <text:s/></text:p>
      <text:p text:style-name="P2">To improve the estimation of moving formants of the time-varying vowels, the LPC </text:p>
      <text:p text:style-name="P2">coefficients were subject to a dynamic programming formant tracker (Xia and Espy-Wilson, </text:p>
      <text:p text:style-name="P2">2000), which was based on a cost function involving the following three criteria: <text:s/>(1) the </text:p>
      <text:p text:style-name="P2">bandwidth of the formants, (2) deviation from <text:s/>a priori template frequencies, and (3) non-</text:p>
      <text:p text:style-name="P2">smoothness of the frequencies. This algorithm uses Viterbi search to find <text:s/>the best path through </text:p>
      <text:p text:style-name="P2">the lattice of candidate formants. Further details of this algorithm can be found in ref/ Xia&amp;Espy-</text:p>
      <text:p text:style-name="P2">Wilson2000.pdf. <text:s/></text:p>
      <text:p text:style-name="P2">Criterion (1) posits that a pole with relatively smaller bandwidths is more likely to be a true </text:p>
      <text:p text:style-name="P2">formant. Criteria (2) compares different formant candidates to a priori (expected) values of F1 </text:p>
      <text:p text:style-name="P2">and F2, which can be set in parameters fn1 and fn2 (in Hz). For example, if you know in advance </text:p>
      <text:p text:style-name="P2">that the speaker will produce a vowel /ε/, you should set fn1 and fn2 <text:s/>to values appropriate for </text:p>
      <text:p text:style-name="P2">this vowel. Criterion (3) prevents sudden jumps in the tracked formant values, which is based on </text:p>
      <text:p text:style-name="P2"><text:soft-page-break/>the assumption that changes in the resonance property of the vocal tract should be relatively </text:p>
      <text:p text:style-name="P2">smooth. <text:s/></text:p>
      <text:p text:style-name="P2">The relative weights of criteria (1), (2) and (3) can be set in parameters <text:s/>afact, <text:s/>bfact, and </text:p>
      <text:p text:style-name="P2">gfact, respectively. For example, if you wish to put strong emphasis on the temporal smoothness </text:p>
      <text:p text:style-name="P2">of the formant frequencies, you should set gfact to a value greater than the default 1. <text:s/></text:p>
      <text:p text:style-name="P2">This formant tracking algorithm can be disable by setting btrack to 0 if you wish. However, it </text:p>
      <text:p text:style-name="P2">is strongly recommended not to do so. <text:s/></text:p>
      <text:p text:style-name="P2"><text:s/></text:p>
      <text:p text:style-name="P2">Section 1.5. Smoothing of formant frequencies <text:s/></text:p>
      <text:p text:style-name="P2">To further improve the smoothness of the formant tracks, the estimated formant tracks were </text:p>
      <text:p text:style-name="P2">smoothed online with a window whose width is <text:s/>avglen frames. This smoothing involves a </text:p>
      <text:p text:style-name="P2">weighted averaging with the weights being the instantaneous root-mean-square (RMS) amplitude </text:p>
      <text:p text:style-name="P2">of the signal. This effectively emphasizes the closed phase of the glottal cycles, which was aimed </text:p>
      <text:p text:style-name="P2">at reducing the impact of the coupling of the sub-glottal resonances on the formant estimates. <text:s/></text:p>
      <text:p text:style-name="P2">The default value of <text:s/>avglen is 8 frames (10.33 ms). Larger <text:s/>avglen results in smoother </text:p>
      <text:p text:style-name="P2">formant frequency estimates, however, it also introduces larger lags into the tracked formant </text:p>
      <text:p text:style-name="P2">frequencies. Lags may not matter too much for steady-state vowels, but may pose a problem for </text:p>
      <text:p text:style-name="P2">time-varying vowels (diphthongs and triphthongs). <text:s/></text:p>
      <text:p text:style-name="P2"><text:s/></text:p>
      <text:p text:style-name="P2">Section 1.6. Gain adaptation </text:p>
      <text:p text:style-name="P2">In Mark Boucek’s original design, he offered an option to adjust the gain of the shifted formant to </text:p>
      <text:p text:style-name="P2">make it sound more natural. Details of this gain adaptation algorithm can be found in pp. 52 – 53 of his </text:p>
      <text:p text:style-name="P2">thesis (Boucek 2007, see ref/Boucek-MSThesis-2007.pdf). <text:s/></text:p>
      <text:p text:style-name="P2">We found that this algorithm didn’t significantly <text:s/>improve the naturalness of the shifted sound (the </text:p>
      <text:p text:style-name="P2">shifted sound already sounds reasonably natural). Therefore we decided not to use this algorithm by </text:p>
      <text:p text:style-name="P2">default. If you wish to use it, you can set bgainadapt to 1. <text:s/></text:p>
      <text:p text:style-name="P2"><text:s/></text:p>
      <text:p text:style-name="P2">Section 1.7. The onset and offset ramps </text:p>
      <text:p text:style-name="P2">8 </text:p>
      <text:p text:style-name="P2"> During each trial, TransShiftMex introduces ramps to the output sound in order to prevent </text:p>
      <text:p text:style-name="P2">the unpleasant discontinuities at the beginning and end. You can set the duration of the ramps in </text:p>
      <text:p text:style-name="P2">parameter <text:s/>ramplen <text:s/>(in seconds). The duration between the two ramps, <text:s/>triallen, is equal to the </text:p>
      <text:p text:style-name="P2">duration of the trial. triallen has the default value of 2.5 sec. Be careful if you wish to set triallen </text:p>
      <text:p text:style-name="P2">to a value greater than 2.5 sec. There is no guarantee that it will work. <text:s/></text:p>
      <text:p text:style-name="P2">The onset and offset ramps are effective not only under the speech-only mode (fb=1), but </text:p>
      <text:p text:style-name="P2">also under the noise-only (fb = 2) and speech+noise (fb = 3) modes (See Section 1.10). However, </text:p>
      <text:p text:style-name="P2">it doesn’t work under the pure tone generater (TransShiftMex(11)) or the waveform playback </text:p>
      <text:p text:style-name="P2">(TransShiftMex(12)) modes. </text:p>
      <text:p text:style-name="P2"><text:s/></text:p>
      <text:p text:style-name="P2">Section 1.8. Using the pure tone generator </text:p>
      <text:p text:style-name="P2">In our experiment, it is often desirable to have a pure tone generator, which can be used in </text:p>
      <text:p text:style-name="P2">audiometric procedures and calibrations. TransShiftMex offers such a capability. Running it </text:p>
      <text:p text:style-name="P2">under mode 11, i.e., TransShiftMex(11) will generate a continuous tonal output. The frequency </text:p>
      <text:p text:style-name="P2">of the sound is set in parameter wgfreq (in Hz); the amplitude is set in parameter wgamp (peak </text:p>
      <text:p text:style-name="P2">amplitude); the initial time is set in wgtime (in sec). For example, if you want to generate a </text:p>
      <text:p text:style-name="P2">continuous tone of 1 kHz with peak amplitude 0.1, of duration 1 sec and starting at phase 0, you </text:p>
      <text:p text:style-name="P2">can use the following MATLAB commands. <text:s/></text:p>
      <text:p text:style-name="P2">TransShiftMex(3,’wgfreq’,1000,0); </text:p>
      <text:p text:style-name="P2">TransShiftMex(3,’wgamp’,0.1,0); </text:p>
      <text:p text:style-name="P2"><text:soft-page-break/>TransShiftMex(3,’wgtime’,0,0); </text:p>
      <text:p text:style-name="P2">TransShiftMex(11); </text:p>
      <text:p text:style-name="P2">pause(1); </text:p>
      <text:p text:style-name="P2">TransShiftMex(2); </text:p>
      <text:p text:style-name="P2"><text:s/></text:p>
      <text:p text:style-name="P2">However, this pure tone has no onset and offset ramps. If you wish to generate a tone burst with </text:p>
      <text:p text:style-name="P2">onset and offset ramps, you will have to use the waveform playback function of TransShiftMex </text:p>
      <text:p text:style-name="P2">(Section 1.9). <text:s/></text:p>
      <text:p text:style-name="P2"><text:s/></text:p>
      <text:p text:style-name="P2">Section 1.9. Using the waveform playback function </text:p>
      <text:p text:style-name="P2">To use the waveform playback function, you <text:s/>need to first set the waveform buffer in </text:p>
      <text:p text:style-name="P2">parameter datapb. datapb has a sampling rate of 48000 Hz, and a buffer size of 120000 samples, </text:p>
      <text:p text:style-name="P2">that is, 2.5 seconds. For example, running the following MATLAB commands will let </text:p>
      <text:p text:style-name="P2">TransShiftMex playback the sound represented in the “snd”, a 1×120000 vector. <text:s/></text:p>
      <text:p text:style-name="P2">TransShiftMex(3,’datapb’,snd,0); </text:p>
      <text:p text:style-name="P2">TransShiftMex(12); </text:p>
      <text:p text:style-name="P2">pause(2.5); </text:p>
      <text:p text:style-name="P2">TransShiftMex(2); </text:p>
      <text:p text:style-name="P2">You should note that no onset and offset ramps are imposed during the playback. <text:s/></text:p>
      <text:p text:style-name="P2"><text:s/></text:p>
      <text:p text:style-name="P2">Section 1.10. Blending noise with speech feedback during the trials <text:s/></text:p>
      <text:p text:style-name="P2">In speech feedback perturbation experiments, <text:s/>it is often desirable to entirely mask all </text:p>
      <text:p text:style-name="P2">auditory feedback of speech by playing a relatively intense noise through the earphones, or to </text:p>
      <text:p text:style-name="P2">mix speech feedback through the earphones with a masking noise of a certain level to mask bone </text:p>
      <text:p text:style-name="P2">conducted feedback. You can achieve either of these by using <text:s/>fb = 2 or <text:s/>fb = 3 options under </text:p>
      <text:p text:style-name="P2">TransShiftMex(1). The noise waveform can be set in datapb. It should be a 1×120000 vector. </text:p>
      <text:p text:style-name="P2">When you use these options, onset and offset ramps will be imposed (See Section 1.7). <text:s/></text:p>
      <text:p text:style-name="P2">9 </text:p>
      <text:p text:style-name="P2">  </text:p>
      <text:p text:style-name="P2">Section 2.1. Evaluating the accuracy of formant tracking </text:p>
      <text:p text:style-name="P2">The accuracy of oformant tracking function <text:s/>of TransShiftMex was evaluated by running </text:p>
      <text:p text:style-name="P2">TransShiftMex on a set of synthesized vowel sounds</text:p>
      <text:p text:style-name="P2">4</text:p>
      <text:p text:style-name="P2">. These 14 vowels sounds are IY, IH, EH, </text:p>
      <text:p text:style-name="P2">AE, AH, AA, AO, UW, UH, ER, AY, EY, AW and OW </text:p>
      <text:p text:style-name="P2">5</text:p>
      <text:p text:style-name="P2"><text:s/>in American English. Three different </text:p>
      <text:p text:style-name="P2">profiles of F0s are generated: 1) constant, 2) falling and 3) rising. In constant-F0 profile, the F0 </text:p>
      <text:p text:style-name="P2">stays at one of the 8 F0 values throughout the course of the vowel. For the falling and rising </text:p>
      <text:p text:style-name="P2">profiles, the F0 falls or rises linearly with time by 20% during the course of the vowel. A set of 8 </text:p>
      <text:p text:style-name="P2">onset F0 values were used for each gender: 90, 100, 110, … 150 for male; and 160, 180, 200, …, </text:p>
      <text:p text:style-name="P2">300 for female. <text:s/></text:p>
      <text:p text:style-name="P2">Hence, the set of test vowels consisted of full combination of 2 genders, 8 onset F0 values, 3 </text:p>
      <text:p text:style-name="P2">temporal profiles of F0, and 14 vowel identities, which amounted to 672 vowels in total (336 for </text:p>
      <text:p text:style-name="P2">each gender). Further details regarding the synthesis of these test vowels can be found in </text:p>
      <text:p text:style-name="P2">speechsyn/genTestVowels.m. These results can be reproduced by running </text:p>
      <text:p text:style-name="P2">mcode/evalTransShiftMex.m. <text:s/></text:p>
      <text:p text:style-name="P2">The error of the formant tracking was quantified as the relative error between the formant </text:p>
      <text:p text:style-name="P2">frequencies used in synthesizing the vowels (F1S) and the formant frequencies estimated by </text:p>
      <text:p text:style-name="P2"><text:soft-page-break/>TransShiftMex (F1T): <text:s/></text:p>
      <text:p text:style-name="P2">∑ =</text:p>
      <text:p text:style-name="P2">⎟</text:p>
      <text:p text:style-name="P2">⎟</text:p>
      <text:p text:style-name="P2">⎠</text:p>
      <text:p text:style-name="P2">⎞</text:p>
      <text:p text:style-name="P2">⎜</text:p>
      <text:p text:style-name="P2">⎜</text:p>
      <text:p text:style-name="P2">⎝</text:p>
      <text:p text:style-name="P2">⎛ −</text:p>
      <text:p text:style-name="P2">=</text:p>
      <text:p text:style-name="P2">t</text:p>
      <text:p text:style-name="P2">N</text:p>
      <text:p text:style-name="P2">i S</text:p>
      <text:p text:style-name="P2">S T</text:p>
      <text:p text:style-name="P2">t</text:p>
      <text:p text:style-name="P2">iF</text:p>
      <text:p text:style-name="P2">iFiF</text:p>
      <text:p text:style-name="P2">N</text:p>
      <text:p text:style-name="P2">Err</text:p>
      <text:p text:style-name="P2">1</text:p>
      <text:p text:style-name="P2">2</text:p>
      <text:p text:style-name="P2">1</text:p>
      <text:p text:style-name="P2">)(1</text:p>
      <text:p text:style-name="P2">)(1)(11</text:p>
      <text:p text:style-name="P2">, <text:s/>(8) </text:p>
      <text:p text:style-name="P2">∑ =</text:p>
      <text:p text:style-name="P2">⎟</text:p>
      <text:p text:style-name="P2">⎟</text:p>
      <text:p text:style-name="P2">⎠</text:p>
      <text:p text:style-name="P2">⎞</text:p>
      <text:p text:style-name="P2">⎜</text:p>
      <text:p text:style-name="P2">⎜</text:p>
      <text:p text:style-name="P2">⎝</text:p>
      <text:p text:style-name="P2">⎛ −</text:p>
      <text:p text:style-name="P2">=</text:p>
      <text:p text:style-name="P2">t</text:p>
      <text:p text:style-name="P2">N</text:p>
      <text:p text:style-name="P2">i S</text:p>
      <text:p text:style-name="P2">S T</text:p>
      <text:p text:style-name="P2">t</text:p>
      <text:p text:style-name="P2">iF</text:p>
      <text:p text:style-name="P2">iFiF</text:p>
      <text:p text:style-name="P2">N</text:p>
      <text:p text:style-name="P2">Err</text:p>
      <text:p text:style-name="P2">1</text:p>
      <text:p text:style-name="P2">2</text:p>
      <text:p text:style-name="P2">2</text:p>
      <text:p text:style-name="P2">)(2</text:p>
      <text:p text:style-name="P2"><text:soft-page-break/>)(2)(21</text:p>
      <text:p text:style-name="P2">, <text:s/>(9) </text:p>
      <text:p text:style-name="P2">In Equations (8) and (9), i denotes the temporal frame number, and Nt is the number of frames in </text:p>
      <text:p text:style-name="P2">the vowel. Err1 and Err2 are the RMS fraction error for F1 and F2, respectively. <text:s/>In this </text:p>
      <text:p text:style-name="P2">evaluation, the set of default parameters as listed in Table 1 is used. It should be noted that </text:p>
      <text:p text:style-name="P2">different orders of LPC (nlpc) were used for the male and female voices. For male ones, nlpc = </text:p>
      <text:p text:style-name="P2">13; for female ones, nlpc = 11. The window size of the low-pass cepstral liftering (if used) is </text:p>
      <text:p text:style-name="P2">determined by Equation (7), according to the average F0 during each vowel. <text:s/></text:p>
      <text:p text:style-name="P2">Figures 2 and 3 show the results of evaluation for the male and female voices, respectively. <text:s/></text:p>
      <text:p text:style-name="P2">In these figures, each data point comes from averaging the results for 14 different English vowels </text:p>
      <text:p text:style-name="P2">(see above). It can be seen that in both voices, there were trends for the error of formant tracking </text:p>
      <text:p text:style-name="P2">to increase with increasing F0, as expected. These trends were more pronounced for the female </text:p>
      <text:p text:style-name="P2">voice, which had higher F0s than the male one. Another noticeable general trend is that the </text:p>
      <text:p text:style-name="P2">accuracy of formant tracking was poorer if the <text:s/>F0 is changing (falling <text:s/>or rising) during the </text:p>
      <text:p text:style-name="P2">course of the vowel, which was of course due to the interference to LPC by F0. Comparison </text:p>
      <text:p text:style-name="P2">between the blue and red curves in these two figures clearly shows that the cepstral liftering </text:p>
      <text:p text:style-name="P2">improves the accuracy of formant tracking for both F1 and F2, in both constant-F0 and changing-</text:p>
      <text:p text:style-name="P2">F0 vowels. In general, the effect of cepstral liftering is more salient at higher onset F0s. These </text:p>
      <text:p text:style-name="P2">observations lead to our recommendation that the cepstral liftering should be almost always used </text:p>
      <text:p text:style-name="P2">(bcepslift set to 1). This is especially important for high-pitch speakers and for utterances with </text:p>
      <text:p text:style-name="P2">changing F0s. <text:s/></text:p>
      <text:p text:style-name="P2">                                                             </text:p>
      <text:p text:style-name="P2">4</text:p>
      <text:p text:style-name="P2"> A MATLAB version of HLSyn (mlsyn) was used to synthesize these vowels.  </text:p>
      <text:p text:style-name="P2">5</text:p>
      <text:p text:style-name="P2"> The phonetic notation here obeys ARPABET.  </text:p>
      <text:p text:style-name="P2">10 </text:p>
      <text:p text:style-name="P2">  </text:p>
      <text:p text:style-name="P2">Figure 2. Results of evaluation of the accuracy of formant tracking by TransShiftMex on </text:p>
      <text:p text:style-name="P2">a male voice (See text for details). RMS fraction errors are plotted against onset F0. </text:p>
      <text:p text:style-name="P2">Different colors of the curves indicate whether cepstral liftering was used. Different </text:p>
      <text:p text:style-name="P2">symbols correspond to different temporal profiles of F0 during the vowel (filled circles: </text:p>
      <text:p text:style-name="P2">F0 constant; unfilled squares: F0 changing, that is, falling or rising). Left panel is for F1 </text:p>
      <text:p text:style-name="P2">and right for F2. <text:s/></text:p>
      <text:p text:style-name="P2"><text:s/></text:p>
      <text:p text:style-name="P2">Figure 3. Results of evaluation of the accuracy of formant tracking by TransShiftMex on </text:p>
      <text:p text:style-name="P2">a female voice (See text for details). The format of this figure is the same as that of Fig. </text:p>
      <text:p text:style-name="P2">2. <text:s/></text:p>
      <text:p text:style-name="P2">11 </text:p>
      <text:p text:style-name="P2"> 12 </text:p>
      <text:p text:style-name="P2"> </text:p>
      <text:p text:style-name="P2"><text:s/></text:p>
      <text:h text:style-name="Heading_20_Level_20_1" text:outline-level="1"><text:span text:style-name="T73">X. Online Status Tracking </text:span><text:span text:style-name="T74">(OST)</text:span></text:h>
      <text:p text:style-name="Main_20_Text"><text:span text:style-name="T89">For certain psychophysical AFP applications, </text:span><text:span text:style-name="T90">you may wish to use a multisyllabic speech utterance and impose the perturbation during specific sounds or syllables of the utterance. </text:span><text:span text:style-name="T91">Online status tracking (OST) is a functionality of Audapter that serves this purpose. You can design a set of heuristic rules based on signal properties such as intensity to detect the onset and offset of various sounds in the </text:span><text:soft-page-break/><text:span text:style-name="T91">utterance. With OST, Audapter assigns an integer status number to each input frame in real time.</text:span><text:span text:style-name="T92"> In post-processing, these state numbers are stored in data.ost_stat (see </text:span><text:span text:style-name="T12">Sect. X.X</text:span><text:span text:style-name="T92">). You can map these state numbers to various types of perturbations </text:span><text:span text:style-name="T126">in </text:span><text:span text:style-name="T92">by using perturbation configuration (PCF) files, a topic covered in Sect. </text:span><text:span text:style-name="T12">X.X</text:span><text:span text:style-name="T92">. </text:span><text:span text:style-name="T127">Therefore OST and PCF work together to enable the online automatic triggering of perturbation events. </text:span></text:p>
      <text:p text:style-name="P42"><text:span text:style-name="T129">An OST file is an ASCII text f</text:span><text:span text:style-name="T130">ile that configures the set of heuristic rules for tracking the progress of a speech utterance. It can be</text:span><text:span text:style-name="T131"> loaded into Audpater with the 'ost' option: </text:span></text:p>
      <text:p text:style-name="Command_20_Sample"><text:span text:style-name="T94">Audapter(</text:span><text:span text:style-name="T93">'ost', ost_fn, </text:span><text:span text:style-name="T94">0</text:span><text:span text:style-name="T93">);</text:span></text:p>
      <text:p text:style-name="P54"><text:span text:style-name="T101">The second input argument is the name of the OST </text:span><text:span text:style-name="T125">configuration </text:span><text:span text:style-name="T101">file. The third argument is a Boolean flag for verbose mode. </text:span></text:p>
      <text:p text:style-name="P43"><text:span text:style-name="T128">Code Sample X below is an example </text:span><text:span text:style-name="T131">OST file. </text:span><text:span text:style-name="T135">You should follow this formant when creating your own OST files. </text:span><text:span text:style-name="T131">This file consists of three parts. </text:span><text:span text:style-name="T133">P</text:span><text:span text:style-name="T131">art 1</text:span><text:span text:style-name="T133"> is a single line </text:span><text:span text:style-name="T131">that begins with rmsSlopeWin =. This configures the window size (in seconds) for computing the slope</text:span><text:span text:style-name="T133">s </text:span><text:span text:style-name="T131">of short-time RMS </text:span><text:span text:style-name="T132">intensity. </text:span><text:span text:style-name="T133">Part 2 begins with a line such as n = 3. This compulsory line </text:span><text:span text:style-name="T134">specifies the number of OST rules <text:s/>in the OST file. </text:span><text:span text:style-name="T135">Th</text:span><text:span text:style-name="T136">e number of following lines in this part must match the value of n. </text:span><text:span text:style-name="T137">Each of the following lines specifies a tracking rule. These rules are engaged sequentially during an online trial.</text:span></text:p>
      <text:p text:style-name="P53"><text:span text:style-name="T128">Code Sample X. </text:span><text:span text:style-name="T144">An example online status tracking (OST) configuration file.</text:span></text:p>
      <table:table table:name="Table2" table:style-name="Table2">
        <table:table-column table:style-name="Table2.A"/>
        <table:table-row>
          <table:table-cell table:style-name="Table2.A1" office:value-type="string">
            <text:p text:style-name="P66"># Online status tracking (OST) configuration file</text:p>
            <text:p text:style-name="P9">rmsSlopeWin = 0.030000</text:p>
            <text:p text:style-name="P7"><text:s/></text:p>
            <text:p text:style-name="P10"># Main section: heuristic rules for tracking</text:p>
            <text:p text:style-name="P7">n = 3</text:p>
            <text:p text:style-name="P7">0 INTENSITY_RISE_HOLD 0.02 0.0200 {} <text:span text:style-name="T148"># Detect the onset of the first word</text:span></text:p>
            <text:p text:style-name="P7">2 INTENSITY_FALL 0.01 0.0100 {} <text:span text:style-name="T148"># Detect the end of the first word</text:span></text:p>
            <text:p text:style-name="P7">4 OST_END NaN NaN {}</text:p>
            <text:p text:style-name="P7"/>
            <text:p text:style-name="P7"><text:span text:style-name="T146"># maxIOICfg</text:span> </text:p>
            <text:p text:style-name="Standard"><text:span text:style-name="T93">n = </text:span><text:span text:style-name="T95">1</text:span></text:p>
            <text:p text:style-name="P8">2 0.2 4</text:p>
          </table:table-cell>
        </table:table-row>
      </table:table>
      <text:p text:style-name="P57"/>
      <text:p text:style-name="P44"><text:span text:style-name="T137">Each line of OST rule consists of</text:span><text:span text:style-name="T138"> five </text:span><text:span text:style-name="T139">fields that are </text:span><text:span text:style-name="T138">words </text:span><text:span text:style-name="T139">or numbers</text:span><text:span text:style-name="T138">, separated by single spaces. </text:span><text:span text:style-name="T139">The first field is the starting state (ost_stat) value. The second field selects the mode of tracking. It can be either a number from the first </text:span><text:span text:style-name="T139">column of Table 1 or an all-upper-case</text:span><text:span text:style-name="T140"> string from the second column of the same table. </text:span><text:span text:style-name="T141">Table 1 lists the currently supported modes of tracking. They are based mostly on short-time intensity, its rate of change (slope), and the ratio of spectral intensity in high- and low-freuency bands (e.g., mode numbers 30 and 31). </text:span><text:span text:style-name="T142">If you wish to include new and/or more sophisticated modes of tracking, changes to the C++ source code of Audapter will have to be made. Specifically, the OST functions are package in header and source files ost.h and ost.cpp. </text:span><text:span text:style-name="T143">The third and fourth fields of the line are the two mode-specific parameters that can be configured by the user. For example, in the tracking <text:s/></text:span><text:span text:style-name="T102">INTENSITY_RISE_HOLD, </text:span><text:span text:style-name="T103">the user needs to set the </text:span><text:span text:style-name="T104">intensity threshold and the hold duration in the third and fourth fields, respectively. The fourth column of Table 1 contains descriptions of these parameters. Note that some tracking modes are associated with two parameters, while others are associated with one or none. </text:span><text:span text:style-name="T105">In the cases wherein fewer than two parameters are required, use the first </text:span><text:span text:style-name="T106">several ones of the third and fourth fields, and leave the rest at NaN or arbitrary values. The fifth field of the line is a pair of </text:span><text:soft-page-break/><text:span text:style-name="T106">curly brackets. This field serves no purpose in the current version of Audapter, but are reserved for potential future uses. </text:span></text:p>
      <text:p text:style-name="P46"><text:span text:style-name="T111">Each tracking mode is associated with a fixed increment in status number at the end of the mode. For example, the mode </text:span><text:span text:style-name="T102">INTENSITY_RISE_HOLD</text:span><text:span text:style-name="T111"> </text:span><text:span text:style-name="T112">involves an increment of 2 from the beginning to the end of the tracking. The last column of Table 1 lists these increment amounts. In Part 2 of the OST file, the first fields of the consecutiv</text:span><text:span text:style-name="T113">e lines must match these increment values, otherwise unexpected and unpredictable </text:span><text:span text:style-name="T114">tracking </text:span><text:span text:style-name="T113">errors may occur. </text:span><text:span text:style-name="T112">In other words, if the onset ost_stat value of a</text:span><text:span text:style-name="T114">n INTENSITY_RISE_HOLD rules is 0, for example, then the beginning ost_value of the next rule, specified in the following line, must be 2. </text:span><text:span text:style-name="T108">It should </text:span><text:span text:style-name="T115">also </text:span><text:span text:style-name="T108">be noted that e</text:span><text:span text:style-name="T107">ach set of OST rules must end with a rule of the OST_END tracking mode </text:span><text:span text:style-name="T108">(e.g., see the code sample above). </text:span></text:p>
      <text:p text:style-name="P45"><text:span text:style-name="T109">Part 3 of the OST file is </text:span><text:span text:style-name="T110">for the maximum-inter-onset-interval (maxIOI) </text:span><text:span text:style-name="T116">mode of tracking. The maxIOI mode of tracking is a quite ad hoc way of dealing with possible tracking failure.</text:span><text:span text:style-name="T117"> It is essentially a way of telling the OST module of Audapter that you should proceed to a different state </text:span><text:span text:style-name="T118">forcefully, regardless of the tracking rule, if a certain amount of time has elapsed from the onset of a given state. As you probably have </text:span><text:span text:style-name="T119">come to realize, this is not an elegant way of approaching the tracking problem and should be used only as a last resort when necessary. </text:span></text:p>
      <text:p text:style-name="P48">This part begins with a line which specifies the number of maxIOI rules. The number of the trailing lines in this section must match the value of n in this first line. In each of the trailing lines, there are three numbers. The first number is the onset ost_stat number. The second one is the maximum wait time, in seconds. The third onset is the value of ost_stat that Audapter will automatically jump to when this wait period has elapsed. </text:p>
      <text:p text:style-name="P47"><text:span text:style-name="T120">Consecutive parts </text:span><text:span text:style-name="T121">in the OST file are separated by </text:span><text:span text:style-name="T122">blank lines. </text:span><text:span text:style-name="T123">You can insert comment lines in OST file. These comment lines should begin with the hash (#) character. </text:span><text:span text:style-name="T124">Y</text:span><text:span text:style-name="T123">ou can </text:span><text:span text:style-name="T124">also</text:span><text:span text:style-name="T123"> add comments to the end of uncommented lines (as in certain programming languages such as Python or MATLAB).</text:span></text:p>
      <text:p text:style-name="Table_20_Caption"><text:span text:style-name="T52"><text:line-break/></text:span><text:bookmark-start text:name="Table 1"/><text:span text:style-name="T75">Table 1</text:span><text:bookmark-end text:name="Table 1"/><text:span text:style-name="T75">. A list of supported heuristic modes for online status tracking (OS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Mode <text:span text:style-name="T66">N</text:span>umber</text:p>
          </table:table-cell>
          <table:table-cell table:style-name="Table1.A1" office:value-type="string">
            <text:p text:style-name="P39">Mode Name</text:p>
          </table:table-cell>
          <table:table-cell table:style-name="Table1.A1" office:value-type="string">
            <text:p text:style-name="P37">Description <text:span text:style-name="T64">and Example Usage</text:span></text:p>
          </table:table-cell>
          <table:table-cell table:style-name="Table1.A1" office:value-type="string">
            <text:p text:style-name="P38">Parameters</text:p>
          </table:table-cell>
          <table:table-cell table:style-name="Table1.E1" office:value-type="string">
            <text:p text:style-name="P37">Increment in <text:span text:style-name="T63">OST </text:span>state number</text:p>
          </table:table-cell>
        </table:table-row>
        <table:table-row>
          <table:table-cell table:style-name="Table1.A2" office:value-type="string">
            <text:p text:style-name="P27">0</text:p>
          </table:table-cell>
          <table:table-cell table:style-name="Table1.A2" office:value-type="string">
            <text:p text:style-name="P28">OST_END</text:p>
          </table:table-cell>
          <table:table-cell table:style-name="Table1.A2" office:value-type="string">
            <text:p text:style-name="P12"><text:span text:style-name="T78">Serves as an end</text:span><text:span text:style-name="T87">ing</text:span><text:span text:style-name="T78"> </text:span><text:span text:style-name="T86">rule</text:span><text:span text:style-name="T78">. </text:span><text:span text:style-name="T88">O</text:span><text:span text:style-name="T79">nce a rule of this mode is reached, </text:span><text:span text:style-name="T88">OST halts and the status number freezes at the current value until the end of the trial</text:span><text:span text:style-name="T79">. </text:span><text:span text:style-name="T80">Each OST file </text:span><text:span text:style-name="T81">must</text:span><text:span text:style-name="T80"> end with this rule.</text:span></text:p>
          </table:table-cell>
          <table:table-cell table:style-name="Table1.A2" office:value-type="string">
            <text:p text:style-name="P29">(None)</text:p>
          </table:table-cell>
          <table:table-cell table:style-name="Table1.E2" office:value-type="string">
            <text:p text:style-name="P30">0</text:p>
          </table:table-cell>
        </table:table-row>
        <table:table-row>
          <table:table-cell table:style-name="Table1.A2" office:value-type="string">
            <text:p text:style-name="P11">1</text:p>
          </table:table-cell>
          <table:table-cell table:style-name="Table1.A2" office:value-type="string">
            <text:p text:style-name="P31">ELAPSED_TIME</text:p>
          </table:table-cell>
          <table:table-cell table:style-name="Table1.A2" office:value-type="string">
            <text:p text:style-name="P11">Elapsed time from previous state</text:p>
            <text:p text:style-name="P11"/>
            <text:p text:style-name="P40">Example: Wait for a fixed amount of time (e.g., 100 ms) after voicing onset</text:p>
          </table:table-cell>
          <table:table-cell table:style-name="Table1.A2" office:value-type="string">
            <text:p text:style-name="P11">prm1: duration</text:p>
          </table:table-cell>
          <table:table-cell table:style-name="Table1.E2" office:value-type="string">
            <text:p text:style-name="P11">+1</text:p>
          </table:table-cell>
        </table:table-row>
        <table:table-row>
          <table:table-cell table:style-name="Table1.A2" office:value-type="string">
            <text:p text:style-name="P13">5</text:p>
          </table:table-cell>
          <table:table-cell table:style-name="Table1.A2" office:value-type="string">
            <text:p text:style-name="P32">INTENSITY_RISE_HOLD</text:p>
          </table:table-cell>
          <table:table-cell table:style-name="Table1.A2" office:value-type="string">
            <text:p text:style-name="P13">Crossing an <text:span text:style-name="T53">intensity</text:span> <text:span text:style-name="T59">(RMS) </text:span>threshold from below and hold<text:line-break/><text:line-break/><text:span text:style-name="T67">Example: Detect the onset of a vowel </text:span><text:span text:style-name="T68">or a voiced consonant-vowel </text:span><text:span text:style-name="T69">cluster</text:span></text:p>
          </table:table-cell>
          <table:table-cell table:style-name="Table1.A2" office:value-type="string">
            <text:p text:style-name="P18"><text:span text:style-name="T36">p</text:span><text:span text:style-name="T37">rm1:</text:span><text:span text:style-name="T36"> rmsThresh</text:span></text:p>
            <text:p text:style-name="P18"><text:span text:style-name="T36">prm2: </text:span><text:span text:style-name="T38">minDur (s)</text:span></text:p>
          </table:table-cell>
          <table:table-cell table:style-name="Table1.E2" office:value-type="string">
            <text:p text:style-name="P13">+2</text:p>
          </table:table-cell>
        </table:table-row>
        <table:table-row>
          <table:table-cell table:style-name="Table1.A2" office:value-type="string">
            <text:p text:style-name="P14">6</text:p>
          </table:table-cell>
          <table:table-cell table:style-name="Table1.A2" office:value-type="string">
            <text:p text:style-name="P33">INTENSITY_RISE_HOLD_POS_SLOPE</text:p>
          </table:table-cell>
          <table:table-cell table:style-name="Table1.A2" office:value-type="string">
            <text:p text:style-name="P17"><text:span text:style-name="T37">Crossing an </text:span><text:span text:style-name="T53">intensity </text:span><text:span text:style-name="T37">threshold from below and hold, </text:span><text:span text:style-name="T39">during positive RMS slope<text:line-break/></text:span><text:soft-page-break/><text:span text:style-name="T39"><text:line-break/></text:span><text:span text:style-name="T68">Example: </text:span><text:span text:style-name="T67">Detect the onset of a vowel, </text:span><text:span text:style-name="T69">with added security</text:span></text:p>
          </table:table-cell>
          <table:table-cell table:style-name="Table1.A2" office:value-type="string">
            <text:p text:style-name="P18"><text:span text:style-name="T36">p</text:span><text:span text:style-name="T37">rm1:</text:span><text:span text:style-name="T36"> rmsThresh</text:span></text:p>
            <text:p text:style-name="P18"><text:span text:style-name="T36">prm2: </text:span><text:span text:style-name="T38">minDur (s)</text:span></text:p>
          </table:table-cell>
          <table:table-cell table:style-name="Table1.E2" office:value-type="string">
            <text:p text:style-name="P22">+2</text:p>
          </table:table-cell>
        </table:table-row>
        <table:table-row>
          <table:table-cell table:style-name="Table1.A2" office:value-type="string">
            <text:p text:style-name="P15">10</text:p>
          </table:table-cell>
          <table:table-cell table:style-name="Table1.A2" office:value-type="string">
            <text:p text:style-name="P33">POS_INTENSITY_SLOPE_STRETCH </text:p>
          </table:table-cell>
          <table:table-cell table:style-name="Table1.A2" office:value-type="string">
            <text:p text:style-name="P16">Stretch of positive <text:span text:style-name="T53">intensity </text:span>slope, with only a stretch count threshold</text:p>
            <text:p text:style-name="P16"><text:line-break/><text:span text:style-name="T70">Example: </text:span><text:span text:style-name="T71">This is still another way to detect the onset of a vowel or voiced consonant</text:span></text:p>
          </table:table-cell>
          <table:table-cell table:style-name="Table1.A2" office:value-type="string">
            <text:p text:style-name="P18">prm1: stretch<text:span text:style-name="T40">CntT</text:span>hresh</text:p>
          </table:table-cell>
          <table:table-cell table:style-name="Table1.E2" office:value-type="string">
            <text:p text:style-name="P15">+2</text:p>
          </table:table-cell>
        </table:table-row>
        <table:table-row>
          <table:table-cell table:style-name="Table1.A2" office:value-type="string">
            <text:p text:style-name="P15">11</text:p>
          </table:table-cell>
          <table:table-cell table:style-name="Table1.A2" office:value-type="string">
            <text:p text:style-name="P16"><text:span text:style-name="T53">NEG_INTENSITY_SLOPE_STRETC</text:span><text:span text:style-name="T55">H</text:span><text:span text:style-name="T53">_</text:span><text:span text:style-name="T54">SPAN</text:span><text:span text:style-name="T53"> </text:span></text:p>
          </table:table-cell>
          <table:table-cell table:style-name="Table1.A2" office:value-type="string">
            <text:p text:style-name="P15">Stretch of negative <text:span text:style-name="T60">intensity</text:span> slope, with a stretch count threshold and a stretch span threshold<text:line-break/><text:line-break/><text:span text:style-name="T71">Example: Detect the end of a vowel or the silent interval between a vowel and a stop consonant</text:span></text:p>
          </table:table-cell>
          <table:table-cell table:style-name="Table1.A2" office:value-type="string">
            <text:p text:style-name="P18">prm1: <text:span text:style-name="T40">stretchCntThresh</text:span></text:p>
            <text:p text:style-name="P18"><text:span text:style-name="T40">prm2: </text:span><text:span text:style-name="T41">stretchSpanThresh</text:span></text:p>
          </table:table-cell>
          <table:table-cell table:style-name="Table1.E2" office:value-type="string">
            <text:p text:style-name="P19">+2</text:p>
          </table:table-cell>
        </table:table-row>
        <table:table-row>
          <table:table-cell table:style-name="Table1.A2" office:value-type="string">
            <text:p text:style-name="P19">20</text:p>
          </table:table-cell>
          <table:table-cell table:style-name="Table1.A2" office:value-type="string">
            <text:p text:style-name="P34">INTENSITY_FALL</text:p>
          </table:table-cell>
          <table:table-cell table:style-name="Table1.A2" office:value-type="string">
            <text:p text:style-name="P19">Fall from a certain <text:span text:style-name="T61">intensity</text:span> threshold</text:p>
            <text:p text:style-name="P21"><text:line-break/><text:span text:style-name="T72">Example: Detect the end of a vowel</text:span></text:p>
          </table:table-cell>
          <table:table-cell table:style-name="Table1.A2" office:value-type="string">
            <text:p text:style-name="P18">prm1: rmsThresh</text:p>
            <text:p text:style-name="P18">prm2: minDur <text:span text:style-name="T42">(s)</text:span></text:p>
          </table:table-cell>
          <table:table-cell table:style-name="Table1.E2" office:value-type="string">
            <text:p text:style-name="P19">+1</text:p>
          </table:table-cell>
        </table:table-row>
        <table:table-row>
          <table:table-cell table:style-name="Table1.A2" office:value-type="string">
            <text:p text:style-name="P19">30</text:p>
          </table:table-cell>
          <table:table-cell table:style-name="Table1.A2" office:value-type="string">
            <text:p text:style-name="P20"><text:span text:style-name="T58">INTENSITY_RATIO_</text:span><text:span text:style-name="T62">RISE</text:span></text:p>
          </table:table-cell>
          <table:table-cell table:style-name="Table1.A2" office:value-type="string">
            <text:p text:style-name="P19"><text:span text:style-name="T63">I</text:span><text:span text:style-name="T56">ntensity</text:span> ratio <text:span text:style-name="T57">(</text:span><text:span text:style-name="T11">TODO: Explain</text:span><text:span text:style-name="T57">)</text:span> cross <text:span text:style-name="T43">from below and hold</text:span></text:p>
            <text:p text:style-name="P35"/>
            <text:p text:style-name="P41">Example: Detect the onset of a sibilant (e.g., [s])</text:p>
          </table:table-cell>
          <table:table-cell table:style-name="Table1.A2" office:value-type="string">
            <text:p text:style-name="P18">prm1: rms<text:span text:style-name="T44">Ratio</text:span>Thresh</text:p>
            <text:p text:style-name="P18"><text:span text:style-name="T45">prm2: minDu</text:span><text:span text:style-name="T46">r </text:span><text:span text:style-name="T47">(s)</text:span></text:p>
          </table:table-cell>
          <table:table-cell table:style-name="Table1.E2" office:value-type="string">
            <text:p text:style-name="P19">+<text:span text:style-name="T48">2</text:span></text:p>
          </table:table-cell>
        </table:table-row>
        <table:table-row>
          <table:table-cell table:style-name="Table1.A2" office:value-type="string">
            <text:p text:style-name="P23">31</text:p>
          </table:table-cell>
          <table:table-cell table:style-name="Table1.A2" office:value-type="string">
            <text:p text:style-name="P26"><text:span text:style-name="T63">INTENSITY_RATIO_</text:span><text:span text:style-name="T65">FALL_HOLD</text:span></text:p>
          </table:table-cell>
          <table:table-cell table:style-name="Table1.A2" office:value-type="string">
            <text:p text:style-name="P24"><text:span text:style-name="T63">Intensity r</text:span><text:span text:style-name="T49">atio: fall from a threshold </text:span><text:span text:style-name="T50">and hold</text:span></text:p>
            <text:p text:style-name="P36"/>
            <text:p text:style-name="P41">Example: Detect the end of a sibilant (e.g., [s])</text:p>
          </table:table-cell>
          <table:table-cell table:style-name="Table1.A2" office:value-type="string">
            <text:p text:style-name="P24"><text:span text:style-name="T51">p</text:span><text:span text:style-name="T49">rm1: rmsRatioThresh</text:span></text:p>
            <text:p text:style-name="P25">prm2: minDur (s)</text:p>
          </table:table-cell>
          <table:table-cell table:style-name="Table1.E2" office:value-type="string">
            <text:p text:style-name="P23">+2</text:p>
          </table:table-cell>
        </table:table-row>
      </table:table>
      <text:p text:style-name="P4"><text:s/></text:p>
      <text:p text:style-name="P4"/>
      <text:h text:style-name="P59" text:outline-level="1">X. Perturbation configuration files (PCFs)</text:h>
      <text:p text:style-name="P49">Once you have the OST heuristics configured, the next step in enabling focal perturbation of AF is supplying Audapter with a perturbation configuration file (PCF).<text:span text:style-name="T147"> Similar to OST files, you can input a PCF into Audapter by using the following syntax:</text:span></text:p>
      <text:p text:style-name="P64"><text:span text:style-name="T94">Audapter(</text:span><text:span text:style-name="T96">'pcf', pcf_fn, </text:span><text:span text:style-name="T94">0</text:span><text:span text:style-name="T96">);</text:span></text:p>
      <text:p text:style-name="P49"><text:s/><text:span text:style-name="T147">The perturbation settings in a PCF file is divided into two parts:</text:span></text:p>
      <text:list xml:id="list7079975689748591471" text:style-name="L2">
        <text:list-item>
          <text:p text:style-name="P84">Time warping settings</text:p>
        </text:list-item>
        <text:list-item>
          <text:p text:style-name="P83"><text:span text:style-name="T147">Settings for pitch, intensity and formant perturbations to be delivered at </text:span><text:span text:style-name="T148">each </text:span><text:span text:style-name="T148">specific state number </text:span></text:p>
          <text:p text:style-name="P85"/>
        </text:list-item>
      </text:list>
      <text:p text:style-name="P80">This two-part organization is reflected in the structure of the PCF files. See the following code example:</text:p>
      <text:p text:style-name="P55"><text:span text:style-name="T128">Code Sample X</text:span><text:span text:style-name="T149">2</text:span><text:span text:style-name="T128">. </text:span><text:span text:style-name="T144">An example online status tracking (OST) configuration file.</text:span></text:p>
      <table:table table:name="Table3" table:style-name="Table3">
        <table:table-column table:style-name="Table3.A"/>
        <table:table-row>
          <table:table-cell table:style-name="Table3.A1" office:value-type="string">
            <text:p text:style-name="P67"><text:span text:style-name="T150"># Section 1 (Time warping): </text:span><text:span text:style-name="T151">(state number), </text:span><text:span text:style-name="T150">tBegin, rate1, dur1, durHold, rate2 </text:span></text:p>
            <text:p text:style-name="P7">2</text:p>
            <text:p text:style-name="Standard"><text:span text:style-name="T93">0.94, 0.1, 0.1, 0.1, 1.5 </text:span><text:span text:style-name="T97"># Time warping 1</text:span></text:p>
            <text:p text:style-name="Standard"><text:span text:style-name="T93">1.502, 0.1, 0.1, 0.1, 1.5 </text:span><text:span text:style-name="T97"># Time warping 2</text:span></text:p>
            <text:p text:style-name="P7"><text:s/></text:p>
            <text:p text:style-name="P7"># Section 2: stat pitchShift(st) gainShift(dB) fmtPertAmp fmtPertPhi(rad)</text:p>
            <text:p text:style-name="P7">6</text:p>
            <text:p text:style-name="P7">0, 0.0, 0, 0, 0</text:p>
            <text:p text:style-name="P7">1, 0.0, 0, 0, 0</text:p>
            <text:p text:style-name="P7">2, 0.0, 0, 0, 0</text:p>
            <text:p text:style-name="P7">3, 0.0, 0, 0, 0</text:p>
            <text:p text:style-name="P7">4, 0.0, 0, 0, 0</text:p>
            <text:p text:style-name="Standard"><text:span text:style-name="T93">5, </text:span><text:span text:style-name="T99">2</text:span><text:span text:style-name="T93">.0, </text:span><text:span text:style-name="T99">0</text:span><text:span text:style-name="T93">, 0, 0 </text:span><text:span text:style-name="T98"># </text:span><text:span text:style-name="T100">Two-semitone upward p</text:span><text:span text:style-name="T98">itch perturbation during the last word</text:span></text:p>
          </table:table-cell>
        </table:table-row>
      </table:table>
      <text:p text:style-name="Main_20_Text"><text:soft-page-break/></text:p>
      <text:p text:style-name="Main_20_Text"><text:span text:style-name="T152">This example PCF file defines two types of perturbations during a single utterance: two temporally non-overlapping time warps in Section 1 and a two-semitone </text:span><text:tab/><text:span text:style-name="T152">pitch shift in Section 2. </text:span></text:p>
      <text:p text:style-name="P51"><text:span text:style-name="T154">The syntax of Section 1 (time warping) is as follows. You begin by including a line consisting of a single positive integer, specifying the number of time warping events in the utterance.</text:span><text:span text:style-name="T155"> Following this line, the correct number of lines need to be entered, defining details of each time-warping event. </text:span><text:span text:style-name="T156">There are two possible formatting for each line. In the first format, five numbers are included in the line. These five numbers provide Audapter with the following pieces of information, respectively, </text:span></text:p>
      <text:list xml:id="list6392398394871034590" text:style-name="L3">
        <text:list-item>
          <text:p text:style-name="P86"><text:span text:style-name="T5">tBegin</text:span><text:span text:style-name="T198">: </text:span><text:span text:style-name="T156">The onset time of the warp event (relative to utterance onset)</text:span></text:p>
        </text:list-item>
        <text:list-item>
          <text:p text:style-name="P86"><text:span text:style-name="T4">rate1</text:span><text:span text:style-name="T199">: </text:span><text:span text:style-name="T156">The </text:span><text:span text:style-name="T157">rate of </text:span><text:span text:style-name="T196">in</text:span><text:span text:style-name="T200">i</text:span><text:span text:style-name="T196">t</text:span><text:span text:style-name="T200">ia</text:span><text:span text:style-name="T196">l</text:span><text:span text:style-name="T157"> time warping, with &lt;1 being time dilation. In fact, this number has to be </text:span><text:span text:style-name="T158">≤</text:span><text:span text:style-name="T157">1.0 in order for the system to be causal.</text:span></text:p>
        </text:list-item>
        <text:list-item>
          <text:p text:style-name="P87"><text:span text:style-name="T4">dur1</text:span><text:span text:style-name="T199">: </text:span><text:span text:style-name="T196">Duration of the </text:span><text:span text:style-name="T197">initial warping </text:span><text:span text:style-name="T199">at </text:span><text:span text:style-name="T4">rate1</text:span><text:span text:style-name="T199">.</text:span></text:p>
        </text:list-item>
        <text:list-item>
          <text:p text:style-name="P88"><text:span text:style-name="T4">durHold</text:span><text:span text:style-name="T199">: Duration of the hold (i.e., no-warping) period following </text:span><text:span text:style-name="T4">dur1</text:span></text:p>
        </text:list-item>
        <text:list-item>
          <text:p text:style-name="P89"><text:span text:style-name="T4">rate2: </text:span><text:span text:style-name="T83">rate</text:span><text:span text:style-name="T82"> of th</text:span><text:span text:style-name="T84">e </text:span><text:span text:style-name="T85">time warping in the </text:span><text:span text:style-name="T82">catch-up (or recovery) period. </text:span><text:span text:style-name="T85">This number has to be </text:span><text:span text:style-name="T159">≥</text:span><text:span text:style-name="T162">1.0. </text:span></text:p>
          <text:p text:style-name="P90"/>
          <text:p text:style-name="P96">In total, a time warping event configured in this format lasts for a total duration of </text:p>
          <text:p text:style-name="P97">tBegin + dur1 + durHold + dur2</text:p>
          <text:p text:style-name="P98">wherein </text:p>
          <text:p text:style-name="P99"><text:span text:style-name="T163">dur2 = <text:s/>(1 - rate1) / (rate2 - 1) </text:span><text:span text:style-name="T161">×</text:span><text:span text:style-name="T163"> dur1</text:span></text:p>
          <text:list>
            <text:list-header>
              <text:p text:style-name="P102"><text:s text:c="10"/>When more than one warping events are specified in this format, Audapter will check to make sure that there are no temporal overlap between them. It will report error if an overlap exists. </text:p>
            </text:list-header>
          </text:list>
        </text:list-item>
      </text:list>
      <text:p text:style-name="P52"><text:span text:style-name="T164">In</text:span><text:span text:style-name="T168"> format </text:span><text:span text:style-name="T169">2</text:span><text:span text:style-name="T164">, six, instead of five, numbers are included in each line. The first number should be an integer and it specifies the OST status number the time-warping event resides in. In this format, the onset timing of the </text:span><text:span text:style-name="T165">warping event is relative to the onset time of the specified status number, not the onset of the utterance. The following five numbers have the same</text:span><text:span text:style-name="T166"> meaning as the numbers in line format 1. </text:span><text:span text:style-name="T192">As in formant 1, </text:span><text:span text:style-name="T192">Audapter will look for temporal overlaps between time-warping events of the same OST status number and report an error if it finds any. </text:span><text:span text:style-name="T193">However, because the onset timing of different OST status numbers cannot be predicted beforehand, Audapter will not attempt to check overlaps between time-warping events between different OST numbers or between time-warping events specified with different formats. </text:span></text:p>
      <text:p text:style-name="P61"><text:span text:style-name="T167">Note that the </text:span><text:span text:style-name="T194">sample</text:span><text:span text:style-name="T167"> PCF file above </text:span><text:span text:style-name="T195">includes only </text:span><text:span text:style-name="T167">format 1. </text:span></text:p>
      <text:p text:style-name="P62"><text:span text:style-name="T170">In Section 2 of the PCF file, you define the amount of the following three types of non-time-warping perturbation</text:span><text:span text:style-name="T171">s at each OST status number. </text:span><text:span text:style-name="T172">This section needs to start with a line consisting of a single integer that specifies the total number of different OST status numbers. Since OST status numbers always begin at 0, this integer should be one plus the maximum OST status number in the OST file you are using.</text:span></text:p>
      <text:p text:style-name="P63"><text:span text:style-name="T173">The following lines have a fixed format, namely </text:span><text:span text:style-name="T174">five numbers separated by commas and/or spaces. </text:span><text:span text:style-name="T175">These five numbers, in order, define the following </text:span><text:span text:style-name="T176">perturbation settings:</text:span></text:p>
      <text:list xml:id="list8379307899789641247" text:style-name="L4">
        <text:list-item>
          <text:p text:style-name="P91"><text:span text:style-name="T176">1</text:span><text:span text:style-name="T201">st</text:span><text:span text:style-name="T176"> number: </text:span><text:span text:style-name="T177">The OST status number. Note that this has to be sequential. You </text:span><text:soft-page-break/><text:span text:style-name="T177">cannot skip status numbers or include status numbers that are outside the possible range. </text:span></text:p>
        </text:list-item>
        <text:list-item>
          <text:p text:style-name="P92"><text:span text:style-name="T178">2</text:span><text:span text:style-name="T202">nd</text:span><text:span text:style-name="T178"> number: The amount of </text:span><text:span text:style-name="T179">pitch shifting, in semitones. </text:span><text:span text:style-name="T180">Positive values correspond to upward pitch shifts, while negative ones corresponds to downward shifts.</text:span></text:p>
        </text:list-item>
        <text:list-item>
          <text:p text:style-name="P93"><text:span text:style-name="T180">3</text:span><text:span text:style-name="T203">rd</text:span><text:span text:style-name="T180"> number: The amount of intensity perturbation, in dB.</text:span></text:p>
        </text:list-item>
        <text:list-item>
          <text:p text:style-name="P94"><text:span text:style-name="T180">4</text:span><text:span text:style-name="T203">th</text:span><text:span text:style-name="T180"> number: The magnitude of joint F1-F2 perturbation </text:span><text:span text:style-name="T184">vector</text:span><text:span text:style-name="T180">, in the formant plane </text:span><text:span text:style-name="T184">spanned by F1 and F2</text:span><text:span text:style-name="T180">. </text:span><text:span text:style-name="T181">The unit of this depends on the bRatioShift parameter set in Audapter (see Section XX and Table XX). If it is set to 0 (false), the unit will be Hz. </text:span><text:span text:style-name="T182">Otherwise this number is dimensionless and specifies the ratio (fraction) of formant shifts. </text:span></text:p>
        </text:list-item>
        <text:list-item>
          <text:p text:style-name="P95"><text:span text:style-name="T183">5</text:span><text:span text:style-name="T204">th</text:span><text:span text:style-name="T183"> number: The angle o</text:span><text:span text:style-name="T184">f the formant perturbati</text:span><text:span text:style-name="T185">o</text:span><text:span text:style-name="T184">n vector, </text:span><text:span text:style-name="T185">in radians. </text:span><text:span text:style-name="T186">For example, an angle of 0 leads to a pure </text:span><text:span text:style-name="T188">upward</text:span><text:span text:style-name="T186"> F1 perturbation. An angle of </text:span><text:span text:style-name="T187">-</text:span><text:span text:style-name="T160">π</text:span><text:span text:style-name="T187">/2 leads to a pure downward F2 perturb</text:span><text:span text:style-name="T191">a</text:span><text:span text:style-name="T187">tion.</text:span><text:span text:style-name="T189"> An angle of </text:span><text:span text:style-name="T160">π</text:span><text:span text:style-name="T187">/</text:span><text:span text:style-name="T189">4 is used to specify </text:span><text:span text:style-name="T190">equal amounts of perturbation to F1 and F2.</text:span></text:p>
          <text:p text:style-name="P100"/>
        </text:list-item>
      </text:list>
      <text:p text:style-name="P50"><text:span text:style-name="T156">As i</text:span><text:span text:style-name="T153">n an OST file, you can add comments to the PCF file with the “#” character </text:span><text:span text:style-name="T205">(see Code </text:span><text:span text:style-name="T206">Sample</text:span><text:span text:style-name="T205"> X2).</text:span></text:p>
      <text:p text:style-name="P5"/>
      <text:h text:style-name="P58" text:outline-level="1">X. TODO List in Audapter Development</text:h>
      <text:list xml:id="list3147232700871337539" text:style-name="L5">
        <text:list-item>
          <text:p text:style-name="P81"/>
        </text:list-item>
      </text:list>
      <text:p text:style-name="P4"/>
      <text:h text:style-name="Heading_20_Level_20_1" text:outline-level="1">References</text:h>
      <text:p text:style-name="P2">Boucek M. (2007). The nature of planned acoustic trajectories. Unpublished M.S. thesis. </text:p>
      <text:p text:style-name="P2">Universität Karlsruhe. <text:s/></text:p>
      <text:p text:style-name="P2">Xia K, Espy-Wilson C. (2000). A new strategy of formant tracking based on dynamic </text:p>
      <text:p text:style-name="P2">programming. In ICSLP2000, Beijing, China, October 20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in_20_Text" style:display-name="Main Text" style:family="paragraph" style:parent-style-name="Standard">
      <style:paragraph-properties fo:margin-left="0.9984in" fo:margin-right="0in" fo:margin-top="0in" fo:margin-bottom="0.0654in" style:contextual-spacing="false" fo:text-align="justify" style:justify-single-word="false" fo:text-indent="0.5902in" style:auto-text-indent="false"/>
    </style:style>
    <style:style style:name="Heading_20_Level_20_1" style:display-name="Heading Level 1" style:family="paragraph" style:parent-style-name="Standard" style:default-outline-level="1" style:list-style-name="">
      <style:paragraph-properties fo:margin-top="0in" fo:margin-bottom="0.1083in" style:contextual-spacing="false"/>
      <style:text-properties fo:font-size="13.5pt" officeooo:rsid="0016c5a1" style:font-size-asian="13.5pt" style:font-size-complex="13.5pt"/>
    </style:style>
    <style:style style:name="Table_20_Caption" style:display-name="Table Caption" style:family="paragraph" style:parent-style-name="Standard">
      <style:paragraph-properties fo:text-align="center" style:justify-single-word="false"/>
      <style:text-properties officeooo:rsid="0016c5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Level_20_2" style:display-name="Heading Level 2" style:family="paragraph" style:parent-style-name="Main_20_Text" style:default-outline-level="2" style:list-style-name="">
      <style:paragraph-properties fo:margin-left="0in" fo:margin-right="0in" fo:margin-top="0in" fo:margin-bottom="0.0866in" style:contextual-spacing="false" fo:text-indent="0in" style:auto-text-indent="false"/>
      <style:text-properties fo:font-size="13pt" style:font-size-asian="13pt" style:font-size-complex="13pt"/>
    </style:style>
    <style:style style:name="Command_20_Sample" style:display-name="Command Sample" style:family="paragraph" style:parent-style-name="Standard">
      <style:paragraph-properties fo:margin-left="0.9984in" fo:margin-right="0in" fo:margin-top="0in" fo:margin-bottom="0.1083in" style:contextual-spacing="false" fo:text-align="center" style:justify-single-word="false"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2:09:58.23</meta:creation-date>
    <dc:date>2014-01-07T11:02:36.69</dc:date>
    <meta:editing-duration>PT5H1M53S</meta:editing-duration>
    <meta:editing-cycles>265</meta:editing-cycles>
    <meta:generator>LibreOffice/4.0.0.3$Windows_x86 LibreOffice_project/7545bee9c2a0782548772a21bc84a9dcc583b89</meta:generator>
    <meta:document-statistic meta:table-count="3" meta:image-count="1" meta:object-count="0" meta:page-count="18" meta:paragraph-count="709" meta:word-count="6887" meta:character-count="41620" meta:non-whitespace-character-count="34398"/>
  </office:meta>
</office:document-meta>
</file>